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97" style:master-page-name="MasterPage2" style:family="paragraph" style:name="P4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5">
      <style:text-properties fo:font-weight="bold"/>
    </style:style>
    <style:style style:family="text" style:name="T36">
      <style:text-properties fo:font-weight="bold"/>
    </style:style>
    <style:style style:parent-style-name="697" style:family="paragraph" style:name="P5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7">
      <style:text-properties fo:background-color="#ffff00"/>
    </style:style>
    <style:style style:family="text" style:name="T38">
      <style:text-properties fo:background-color="#ffff00"/>
    </style:style>
    <style:style style:parent-style-name="697" style:family="paragraph" style:name="P5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9">
      <style:text-properties/>
    </style:style>
    <style:style style:family="text" style:name="T40">
      <style:text-properties/>
    </style:style>
    <style:style style:parent-style-name="697" style:family="paragraph" style:name="P5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5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41">
      <style:text-properties/>
    </style:style>
    <style:style style:family="text" style:name="T42">
      <style:text-properties/>
    </style:style>
    <style:style style:parent-style-name="697" style:family="paragraph" style:name="P5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5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5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43">
      <style:text-properties fo:background-color="#ffff00"/>
    </style:style>
    <style:style style:family="text" style:name="T44">
      <style:text-properties fo:background-color="#ffff00"/>
    </style:style>
    <style:style style:parent-style-name="697" style:family="paragraph" style:name="P6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6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45">
      <style:text-properties/>
    </style:style>
    <style:style style:family="text" style:name="T46">
      <style:text-properties/>
    </style:style>
    <style:style style:parent-style-name="697" style:family="paragraph" style:name="P6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47">
      <style:text-properties fo:font-weight="bold"/>
    </style:style>
    <style:style style:parent-style-name="174" style:family="text" style:name="T48">
      <style:text-properties/>
    </style:style>
    <style:style style:parent-style-name="174" style:family="text" style:name="T49">
      <style:text-properties/>
    </style:style>
    <style:style style:parent-style-name="174" style:family="text" style:name="T50">
      <style:text-properties/>
    </style:style>
    <style:style style:parent-style-name="697" style:family="paragraph" style:name="P6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51">
      <style:text-properties/>
    </style:style>
    <style:style style:family="text" style:name="T52">
      <style:text-properties/>
    </style:style>
    <style:style style:parent-style-name="697" style:family="paragraph" style:name="P6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53">
      <style:text-properties/>
    </style:style>
    <style:style style:family="text" style:name="T54">
      <style:text-properties/>
    </style:style>
    <style:style style:parent-style-name="697" style:family="paragraph" style:name="P6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6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55">
      <style:text-properties/>
    </style:style>
    <style:style style:family="text" style:name="T56">
      <style:text-properties/>
    </style:style>
    <style:style style:parent-style-name="697" style:family="paragraph" style:name="P6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57">
      <style:text-properties fo:background-color="#ffff00"/>
    </style:style>
    <style:style style:family="text" style:name="T58">
      <style:text-properties fo:background-color="#ffff00"/>
    </style:style>
    <style:style style:parent-style-name="697" style:family="paragraph" style:name="P6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6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7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7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59">
      <style:text-properties/>
    </style:style>
    <style:style style:family="text" style:name="T60">
      <style:text-properties/>
    </style:style>
    <style:style style:parent-style-name="697" style:family="paragraph" style:name="P7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61">
      <style:text-properties fo:font-weight="bold"/>
    </style:style>
    <style:style style:family="text" style:name="T62">
      <style:text-properties/>
    </style:style>
    <style:style style:family="text" style:name="T63">
      <style:text-properties/>
    </style:style>
    <style:style style:family="text" style:name="T64">
      <style:text-properties/>
    </style:style>
    <style:style style:parent-style-name="174" style:family="text" style:name="T65">
      <style:text-properties/>
    </style:style>
    <style:style style:parent-style-name="174" style:family="text" style:name="T66">
      <style:text-properties/>
    </style:style>
    <style:style style:parent-style-name="174" style:family="text" style:name="T67">
      <style:text-properties/>
    </style:style>
    <style:style style:family="text" style:name="T68">
      <style:text-properties/>
    </style:style>
    <style:style style:parent-style-name="697" style:family="paragraph" style:name="P7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69">
      <style:text-properties/>
    </style:style>
    <style:style style:family="text" style:name="T70">
      <style:text-properties/>
    </style:style>
    <style:style style:parent-style-name="697" style:family="paragraph" style:name="P7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7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7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71">
      <style:text-properties/>
    </style:style>
    <style:style style:family="text" style:name="T72">
      <style:text-properties/>
    </style:style>
    <style:style style:parent-style-name="697" style:family="paragraph" style:name="P7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7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7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73">
      <style:text-properties fo:background-color="#ffff00"/>
    </style:style>
    <style:style style:family="text" style:name="T74">
      <style:text-properties fo:background-color="#ffff00"/>
    </style:style>
    <style:style style:parent-style-name="697" style:family="paragraph" style:name="P8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8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8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75">
      <style:text-properties fo:font-weight="bold"/>
    </style:style>
    <style:style style:family="text" style:name="T76">
      <style:text-properties fo:font-weight="bold"/>
    </style:style>
    <style:style style:parent-style-name="174" style:family="text" style:name="T77">
      <style:text-properties fo:font-weight="bold"/>
    </style:style>
    <style:style style:parent-style-name="174" style:family="text" style:name="T78">
      <style:text-properties fo:font-weight="bold"/>
    </style:style>
    <style:style style:parent-style-name="174" style:family="text" style:name="T79">
      <style:text-properties fo:font-weight="bold"/>
    </style:style>
    <style:style style:family="text" style:name="T80">
      <style:text-properties fo:font-weight="bold"/>
    </style:style>
    <style:style style:parent-style-name="697" style:family="paragraph" style:name="P8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81">
      <style:text-properties fo:font-weight="bold"/>
    </style:style>
    <style:style style:family="text" style:name="T82">
      <style:text-properties fo:font-weight="bold"/>
    </style:style>
    <style:style style:parent-style-name="697" style:family="paragraph" style:name="P8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8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83">
      <style:text-properties fo:background-color="#ffffff"/>
    </style:style>
    <style:style style:family="text" style:name="T84">
      <style:text-properties fo:background-color="#ffffff"/>
    </style:style>
    <style:style style:parent-style-name="697" style:family="paragraph" style:name="P8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85">
      <style:text-properties/>
    </style:style>
    <style:style style:family="text" style:name="T86">
      <style:text-properties/>
    </style:style>
    <style:style style:parent-style-name="697" style:family="paragraph" style:name="P8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87">
      <style:text-properties fo:background-color="#ffffff"/>
    </style:style>
    <style:style style:family="text" style:name="T88">
      <style:text-properties fo:background-color="#ffffff"/>
    </style:style>
    <style:style style:parent-style-name="697" style:family="paragraph" style:name="P8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89">
      <style:text-properties fo:background-color="#ffffff"/>
    </style:style>
    <style:style style:family="text" style:name="T90">
      <style:text-properties fo:background-color="#ffffff"/>
    </style:style>
    <style:style style:parent-style-name="697" style:family="paragraph" style:name="P8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91">
      <style:text-properties fo:background-color="#ffffff"/>
    </style:style>
    <style:style style:family="text" style:name="T92">
      <style:text-properties fo:background-color="#ffffff"/>
    </style:style>
    <style:style style:parent-style-name="697" style:family="paragraph" style:name="P9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93">
      <style:text-properties fo:background-color="#ffffff"/>
    </style:style>
    <style:style style:family="text" style:name="T94">
      <style:text-properties fo:background-color="#ffffff"/>
    </style:style>
    <style:style style:parent-style-name="697" style:family="paragraph" style:name="P9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95">
      <style:text-properties fo:font-weight="bold"/>
    </style:style>
    <style:style style:family="text" style:name="T96">
      <style:text-properties fo:font-weight="bold"/>
    </style:style>
    <style:style style:family="text" style:name="T97">
      <style:text-properties/>
    </style:style>
    <style:style style:family="text" style:name="T98">
      <style:text-properties fo:background-color="#ffff00"/>
    </style:style>
    <style:style style:family="text" style:name="T99">
      <style:text-properties/>
    </style:style>
    <style:style style:family="text" style:name="T100">
      <style:text-properties/>
    </style:style>
    <style:style style:parent-style-name="174" style:family="text" style:name="T101">
      <style:text-properties/>
    </style:style>
    <style:style style:parent-style-name="174" style:family="text" style:name="T102">
      <style:text-properties/>
    </style:style>
    <style:style style:parent-style-name="174" style:family="text" style:name="T103">
      <style:text-properties/>
    </style:style>
    <style:style style:parent-style-name="174" style:family="text" style:name="T104">
      <style:text-properties/>
    </style:style>
    <style:style style:family="text" style:name="T105">
      <style:text-properties/>
    </style:style>
    <style:style style:parent-style-name="697" style:family="paragraph" style:name="P9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06">
      <style:text-properties/>
    </style:style>
    <style:style style:family="text" style:name="T107">
      <style:text-properties/>
    </style:style>
    <style:style style:parent-style-name="697" style:family="paragraph" style:name="P9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9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9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08">
      <style:text-properties/>
    </style:style>
    <style:style style:family="text" style:name="T109">
      <style:text-properties/>
    </style:style>
    <style:style style:parent-style-name="697" style:family="paragraph" style:name="P9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10">
      <style:text-properties fo:background-color="#ffff00"/>
    </style:style>
    <style:style style:family="text" style:name="T111">
      <style:text-properties fo:background-color="#ffff00"/>
    </style:style>
    <style:style style:parent-style-name="697" style:family="paragraph" style:name="P9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9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9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0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12">
      <style:text-properties/>
    </style:style>
    <style:style style:family="text" style:name="T113">
      <style:text-properties/>
    </style:style>
    <style:style style:parent-style-name="697" style:family="paragraph" style:name="P10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14">
      <style:text-properties fo:font-weight="bold"/>
    </style:style>
    <style:style style:family="text" style:name="T115">
      <style:text-properties fo:font-weight="bold"/>
    </style:style>
    <style:style style:parent-style-name="174" style:family="text" style:name="T116">
      <style:text-properties fo:font-weight="bold"/>
    </style:style>
    <style:style style:parent-style-name="174" style:family="text" style:name="T117">
      <style:text-properties fo:font-weight="bold"/>
    </style:style>
    <style:style style:parent-style-name="174" style:family="text" style:name="T118">
      <style:text-properties fo:font-weight="bold"/>
    </style:style>
    <style:style style:family="text" style:name="T119">
      <style:text-properties fo:font-weight="bold"/>
    </style:style>
    <style:style style:parent-style-name="697" style:family="paragraph" style:name="P10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20">
      <style:text-properties fo:font-weight="bold"/>
    </style:style>
    <style:style style:family="text" style:name="T121">
      <style:text-properties fo:font-weight="bold"/>
    </style:style>
    <style:style style:parent-style-name="697" style:family="paragraph" style:name="P10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0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0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0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22">
      <style:text-properties/>
    </style:style>
    <style:style style:family="text" style:name="T123">
      <style:text-properties/>
    </style:style>
    <style:style style:parent-style-name="697" style:family="paragraph" style:name="P10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0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24">
      <style:text-properties fo:background-color="#ffff00"/>
    </style:style>
    <style:style style:family="text" style:name="T125">
      <style:text-properties fo:background-color="#ffff00"/>
    </style:style>
    <style:style style:parent-style-name="697" style:family="paragraph" style:name="P10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1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1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1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26">
      <style:text-properties fo:font-weight="bold"/>
    </style:style>
    <style:style style:family="text" style:name="T127">
      <style:text-properties fo:font-weight="bold"/>
    </style:style>
    <style:style style:parent-style-name="174" style:family="text" style:name="T128">
      <style:text-properties fo:font-weight="bold"/>
    </style:style>
    <style:style style:parent-style-name="174" style:family="text" style:name="T129">
      <style:text-properties fo:font-weight="bold"/>
    </style:style>
    <style:style style:parent-style-name="174" style:family="text" style:name="T130">
      <style:text-properties fo:font-weight="bold"/>
    </style:style>
    <style:style style:family="text" style:name="T131">
      <style:text-properties fo:font-weight="bold"/>
    </style:style>
    <style:style style:parent-style-name="697" style:family="paragraph" style:name="P11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32">
      <style:text-properties fo:font-weight="bold"/>
    </style:style>
    <style:style style:family="text" style:name="T133">
      <style:text-properties fo:font-weight="bold"/>
    </style:style>
    <style:style style:parent-style-name="697" style:family="paragraph" style:name="P11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1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1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34">
      <style:text-properties/>
    </style:style>
    <style:style style:family="text" style:name="T135">
      <style:text-properties/>
    </style:style>
    <style:style style:parent-style-name="697" style:family="paragraph" style:name="P11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36">
      <style:text-properties fo:background-color="#ffff00"/>
    </style:style>
    <style:style style:family="text" style:name="T137">
      <style:text-properties fo:background-color="#ffff00"/>
    </style:style>
    <style:style style:parent-style-name="697" style:family="paragraph" style:name="P11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1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2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2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2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38">
      <style:text-properties fo:color="#000000" fo:font-weight="bold"/>
    </style:style>
    <style:style style:family="text" style:name="T139">
      <style:text-properties fo:color="#000000" fo:font-weight="bold"/>
    </style:style>
    <style:style style:family="text" style:name="T140">
      <style:text-properties fo:color="#000000" fo:font-weight="bold"/>
    </style:style>
    <style:style style:family="text" style:name="T141">
      <style:text-properties fo:color="#000000" fo:font-weight="bold"/>
    </style:style>
    <style:style style:parent-style-name="697" style:family="paragraph" style:name="P12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42">
      <style:text-properties/>
    </style:style>
    <style:style style:family="text" style:name="T143">
      <style:text-properties/>
    </style:style>
    <style:style style:parent-style-name="697" style:family="paragraph" style:name="P12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2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44">
      <style:text-properties fo:background-color="#ffff00"/>
    </style:style>
    <style:style style:family="text" style:name="T145">
      <style:text-properties fo:background-color="#ffff00"/>
    </style:style>
    <style:style style:parent-style-name="697" style:family="paragraph" style:name="P12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2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2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2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3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46">
      <style:text-properties fo:font-weight="bold"/>
    </style:style>
    <style:style style:family="text" style:name="T147">
      <style:text-properties fo:font-weight="bold"/>
    </style:style>
    <style:style style:parent-style-name="174" style:family="text" style:name="T148">
      <style:text-properties fo:font-weight="bold"/>
    </style:style>
    <style:style style:parent-style-name="174" style:family="text" style:name="T149">
      <style:text-properties fo:font-weight="bold"/>
    </style:style>
    <style:style style:parent-style-name="174" style:family="text" style:name="T150">
      <style:text-properties fo:font-weight="bold"/>
    </style:style>
    <style:style style:family="text" style:name="T151">
      <style:text-properties fo:font-weight="bold"/>
    </style:style>
    <style:style style:parent-style-name="697" style:family="paragraph" style:name="P13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52">
      <style:text-properties fo:font-weight="bold"/>
    </style:style>
    <style:style style:family="text" style:name="T153">
      <style:text-properties fo:font-weight="bold"/>
    </style:style>
    <style:style style:parent-style-name="697" style:family="paragraph" style:name="P13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3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3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54">
      <style:text-properties/>
    </style:style>
    <style:style style:family="text" style:name="T155">
      <style:text-properties/>
    </style:style>
    <style:style style:parent-style-name="697" style:family="paragraph" style:name="P13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56">
      <style:text-properties fo:background-color="#ffff00"/>
    </style:style>
    <style:style style:family="text" style:name="T157">
      <style:text-properties fo:background-color="#ffff00"/>
    </style:style>
    <style:style style:parent-style-name="697" style:family="paragraph" style:name="P13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3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3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3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4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58">
      <style:text-properties fo:font-weight="bold"/>
    </style:style>
    <style:style style:family="text" style:name="T159">
      <style:text-properties fo:font-weight="bold"/>
    </style:style>
    <style:style style:parent-style-name="174" style:family="text" style:name="T160">
      <style:text-properties fo:font-weight="bold"/>
    </style:style>
    <style:style style:parent-style-name="174" style:family="text" style:name="T161">
      <style:text-properties fo:font-weight="bold"/>
    </style:style>
    <style:style style:parent-style-name="174" style:family="text" style:name="T162">
      <style:text-properties fo:font-weight="bold"/>
    </style:style>
    <style:style style:family="text" style:name="T163">
      <style:text-properties fo:font-weight="bold"/>
    </style:style>
    <style:style style:parent-style-name="697" style:family="paragraph" style:name="P14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64">
      <style:text-properties fo:font-weight="bold"/>
    </style:style>
    <style:style style:family="text" style:name="T165">
      <style:text-properties fo:font-weight="bold"/>
    </style:style>
    <style:style style:parent-style-name="697" style:family="paragraph" style:name="P14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66">
      <style:text-properties/>
    </style:style>
    <style:style style:family="text" style:name="T167">
      <style:text-properties/>
    </style:style>
    <style:style style:parent-style-name="697" style:family="paragraph" style:name="P14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4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68">
      <style:text-properties/>
    </style:style>
    <style:style style:family="text" style:name="T169">
      <style:text-properties/>
    </style:style>
    <style:style style:parent-style-name="697" style:family="paragraph" style:name="P14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70">
      <style:text-properties fo:background-color="#ffff00"/>
    </style:style>
    <style:style style:family="text" style:name="T171">
      <style:text-properties fo:background-color="#ffff00"/>
    </style:style>
    <style:style style:parent-style-name="697" style:family="paragraph" style:name="P14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4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4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4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72">
      <style:text-properties/>
    </style:style>
    <style:style style:family="text" style:name="T173">
      <style:text-properties fo:font-weight="bold"/>
    </style:style>
    <style:style style:family="text" style:name="T174">
      <style:text-properties fo:font-weight="bold"/>
    </style:style>
    <style:style style:parent-style-name="174" style:family="text" style:name="T175">
      <style:text-properties fo:font-weight="bold"/>
    </style:style>
    <style:style style:parent-style-name="174" style:family="text" style:name="T176">
      <style:text-properties fo:font-weight="bold"/>
    </style:style>
    <style:style style:parent-style-name="174" style:family="text" style:name="T177">
      <style:text-properties fo:font-weight="bold"/>
    </style:style>
    <style:style style:family="text" style:name="T178">
      <style:text-properties/>
    </style:style>
    <style:style style:family="text" style:name="T179">
      <style:text-properties/>
    </style:style>
    <style:style style:parent-style-name="697" style:family="paragraph" style:name="P15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80">
      <style:text-properties/>
    </style:style>
    <style:style style:family="text" style:name="T181">
      <style:text-properties/>
    </style:style>
    <style:style style:parent-style-name="697" style:family="paragraph" style:name="P15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5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5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82">
      <style:text-properties/>
    </style:style>
    <style:style style:family="text" style:name="T183">
      <style:text-properties/>
    </style:style>
    <style:style style:parent-style-name="697" style:family="paragraph" style:name="P15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84">
      <style:text-properties fo:background-color="#ffff00"/>
    </style:style>
    <style:style style:family="text" style:name="T185">
      <style:text-properties fo:background-color="#ffff00"/>
    </style:style>
    <style:style style:parent-style-name="697" style:family="paragraph" style:name="P15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5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5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5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5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86">
      <style:text-properties/>
    </style:style>
    <style:style style:family="text" style:name="T187">
      <style:text-properties/>
    </style:style>
    <style:style style:parent-style-name="174" style:family="text" style:name="T188">
      <style:text-properties/>
    </style:style>
    <style:style style:parent-style-name="174" style:family="text" style:name="T189">
      <style:text-properties/>
    </style:style>
    <style:style style:parent-style-name="174" style:family="text" style:name="T190">
      <style:text-properties/>
    </style:style>
    <style:style style:family="text" style:name="T191">
      <style:text-properties/>
    </style:style>
    <style:style style:parent-style-name="697" style:family="paragraph" style:name="P16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92">
      <style:text-properties/>
    </style:style>
    <style:style style:family="text" style:name="T193">
      <style:text-properties/>
    </style:style>
    <style:style style:parent-style-name="697" style:family="paragraph" style:name="P16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94">
      <style:text-properties/>
    </style:style>
    <style:style style:family="text" style:name="T195">
      <style:text-properties/>
    </style:style>
    <style:style style:parent-style-name="697" style:family="paragraph" style:name="P16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6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6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96">
      <style:text-properties/>
    </style:style>
    <style:style style:family="text" style:name="T197">
      <style:text-properties/>
    </style:style>
    <style:style style:parent-style-name="697" style:family="paragraph" style:name="P16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98">
      <style:text-properties fo:background-color="#ffff00"/>
    </style:style>
    <style:style style:family="text" style:name="T199">
      <style:text-properties fo:background-color="#ffff00"/>
    </style:style>
    <style:style style:parent-style-name="697" style:family="paragraph" style:name="P16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6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6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6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7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200">
      <style:text-properties fo:font-weight="bold"/>
    </style:style>
    <style:style style:family="text" style:name="T201">
      <style:text-properties fo:font-weight="bold"/>
    </style:style>
    <style:style style:parent-style-name="174" style:family="text" style:name="T202">
      <style:text-properties fo:font-weight="bold"/>
    </style:style>
    <style:style style:parent-style-name="174" style:family="text" style:name="T203">
      <style:text-properties fo:font-weight="bold"/>
    </style:style>
    <style:style style:parent-style-name="174" style:family="text" style:name="T204">
      <style:text-properties fo:font-weight="bold"/>
    </style:style>
    <style:style style:family="text" style:name="T205">
      <style:text-properties fo:font-weight="bold"/>
    </style:style>
    <style:style style:parent-style-name="697" style:family="paragraph" style:name="P17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206">
      <style:text-properties fo:font-weight="bold"/>
    </style:style>
    <style:style style:family="text" style:name="T207">
      <style:text-properties fo:font-weight="bold"/>
    </style:style>
    <style:style style:parent-style-name="697" style:family="paragraph" style:name="P17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7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7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208">
      <style:text-properties/>
    </style:style>
    <style:style style:family="text" style:name="T209">
      <style:text-properties/>
    </style:style>
    <style:style style:parent-style-name="697" style:family="paragraph" style:name="P17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7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7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210">
      <style:text-properties fo:background-color="#ffffff"/>
    </style:style>
    <style:style style:family="text" style:name="T211">
      <style:text-properties fo:background-color="#ffffff"/>
    </style:style>
    <style:style style:parent-style-name="697" style:family="paragraph" style:name="P17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212">
      <style:text-properties fo:background-color="#ffff00"/>
    </style:style>
    <style:style style:family="text" style:name="T213">
      <style:text-properties fo:background-color="#ffff00"/>
    </style:style>
    <style:style style:parent-style-name="697" style:family="paragraph" style:name="P17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8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214">
      <style:text-properties fo:font-weight="bold"/>
    </style:style>
    <style:style style:family="text" style:name="T215">
      <style:text-properties fo:font-weight="bold"/>
    </style:style>
    <style:style style:parent-style-name="174" style:family="text" style:name="T216">
      <style:text-properties fo:font-weight="bold"/>
    </style:style>
    <style:style style:parent-style-name="174" style:family="text" style:name="T217">
      <style:text-properties fo:font-weight="bold"/>
    </style:style>
    <style:style style:parent-style-name="174" style:family="text" style:name="T218">
      <style:text-properties fo:font-weight="bold"/>
    </style:style>
    <style:style style:parent-style-name="174" style:family="text" style:name="T219">
      <style:text-properties fo:font-weight="bold"/>
    </style:style>
    <style:style style:parent-style-name="174" style:family="text" style:name="T220">
      <style:text-properties/>
    </style:style>
    <style:style style:parent-style-name="174" style:family="text" style:name="T221">
      <style:text-properties/>
    </style:style>
    <style:style style:parent-style-name="174" style:family="text" style:name="T222">
      <style:text-properties fo:font-weight="bold"/>
    </style:style>
    <style:style style:parent-style-name="174" style:family="text" style:name="T223">
      <style:text-properties/>
    </style:style>
    <style:style style:parent-style-name="174" style:family="text" style:name="T224">
      <style:text-properties fo:font-weight="bold"/>
    </style:style>
    <style:style style:family="text" style:name="T225">
      <style:text-properties fo:font-weight="bold"/>
    </style:style>
    <style:style style:parent-style-name="697" style:family="paragraph" style:name="P18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226">
      <style:text-properties fo:font-weight="bold"/>
    </style:style>
    <style:style style:family="text" style:name="T227">
      <style:text-properties fo:font-weight="bold"/>
    </style:style>
    <style:style style:parent-style-name="697" style:family="paragraph" style:name="P18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228">
      <style:text-properties/>
    </style:style>
    <style:style style:family="text" style:name="T229">
      <style:text-properties/>
    </style:style>
    <style:style style:parent-style-name="697" style:family="paragraph" style:name="P18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230">
      <style:text-properties/>
    </style:style>
    <style:style style:family="text" style:name="T231">
      <style:text-properties/>
    </style:style>
    <style:style style:parent-style-name="697" style:family="paragraph" style:name="P18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232">
      <style:text-properties fo:font-weight="bold"/>
    </style:style>
    <style:style style:family="text" style:name="T233">
      <style:text-properties fo:font-weight="bold"/>
    </style:style>
    <style:style style:parent-style-name="697" style:family="paragraph" style:name="P18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8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8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8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8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234">
      <style:text-properties/>
    </style:style>
    <style:style style:family="text" style:name="T235">
      <style:text-properties/>
    </style:style>
    <style:style style:parent-style-name="697" style:family="paragraph" style:name="P19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9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236">
      <style:text-properties/>
    </style:style>
    <style:style style:family="text" style:name="T237">
      <style:text-properties/>
    </style:style>
    <style:style style:parent-style-name="697" style:family="paragraph" style:name="P19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9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9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238">
      <style:text-properties fo:background-color="#ffffff"/>
    </style:style>
    <style:style style:family="text" style:name="T239">
      <style:text-properties fo:background-color="#ffffff"/>
    </style:style>
    <style:style style:parent-style-name="697" style:family="paragraph" style:name="P19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240">
      <style:text-properties fo:background-color="#ffff00"/>
    </style:style>
    <style:style style:family="text" style:name="T241">
      <style:text-properties fo:background-color="#ffff00"/>
    </style:style>
    <style:style style:parent-style-name="697" style:family="paragraph" style:name="P19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9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242">
      <style:text-properties fo:font-weight="bold"/>
    </style:style>
    <style:style style:family="text" style:name="T243">
      <style:text-properties fo:font-weight="bold"/>
    </style:style>
    <style:style style:parent-style-name="174" style:family="text" style:name="T244">
      <style:text-properties fo:font-weight="bold"/>
    </style:style>
    <style:style style:family="text" style:name="T245">
      <style:text-properties fo:font-weight="bold"/>
    </style:style>
    <style:style style:family="text" style:name="T246">
      <style:text-properties fo:font-weight="bold"/>
    </style:style>
    <style:style style:parent-style-name="174" style:family="text" style:name="T247">
      <style:text-properties fo:font-weight="bold"/>
    </style:style>
    <style:style style:parent-style-name="174" style:family="text" style:name="T248">
      <style:text-properties fo:font-weight="bold"/>
    </style:style>
    <style:style style:parent-style-name="174" style:family="text" style:name="T249">
      <style:text-properties fo:font-weight="bold"/>
    </style:style>
    <style:style style:family="text" style:name="T250">
      <style:text-properties fo:font-weight="bold"/>
    </style:style>
    <style:style style:parent-style-name="697" style:family="paragraph" style:name="P19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251">
      <style:text-properties fo:font-weight="bold"/>
    </style:style>
    <style:style style:family="text" style:name="T252">
      <style:text-properties fo:font-weight="bold"/>
    </style:style>
    <style:style style:parent-style-name="697" style:family="paragraph" style:name="P19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253">
      <style:text-properties fo:font-weight="bold"/>
    </style:style>
    <style:style style:family="text" style:name="T254">
      <style:text-properties fo:font-weight="bold"/>
    </style:style>
    <style:style style:parent-style-name="697" style:family="paragraph" style:name="P20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0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0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255">
      <style:text-properties/>
    </style:style>
    <style:style style:family="text" style:name="T256">
      <style:text-properties/>
    </style:style>
    <style:style style:parent-style-name="697" style:family="paragraph" style:name="P20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0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0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0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257">
      <style:text-properties fo:background-color="#ffff00"/>
    </style:style>
    <style:style style:family="text" style:name="T258">
      <style:text-properties fo:background-color="#ffff00"/>
    </style:style>
    <style:style style:parent-style-name="697" style:family="paragraph" style:name="P20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0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259">
      <style:text-properties fo:font-weight="bold"/>
    </style:style>
    <style:style style:family="text" style:name="T260">
      <style:text-properties fo:font-weight="bold"/>
    </style:style>
    <style:style style:parent-style-name="174" style:family="text" style:name="T261">
      <style:text-properties fo:font-weight="bold"/>
    </style:style>
    <style:style style:parent-style-name="174" style:family="text" style:name="T262">
      <style:text-properties fo:font-weight="bold"/>
    </style:style>
    <style:style style:parent-style-name="174" style:family="text" style:name="T263">
      <style:text-properties fo:font-weight="bold"/>
    </style:style>
    <style:style style:family="text" style:name="T264">
      <style:text-properties fo:font-weight="bold"/>
    </style:style>
    <style:style style:parent-style-name="697" style:family="paragraph" style:name="P20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265">
      <style:text-properties fo:font-weight="bold"/>
    </style:style>
    <style:style style:family="text" style:name="T266">
      <style:text-properties fo:font-weight="bold"/>
    </style:style>
    <style:style style:parent-style-name="697" style:family="paragraph" style:name="P21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1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1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1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1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1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267">
      <style:text-properties fo:background-color="#ffff00"/>
    </style:style>
    <style:style style:family="text" style:name="T268">
      <style:text-properties fo:background-color="#ffff00"/>
    </style:style>
    <style:style style:parent-style-name="697" style:family="paragraph" style:name="P21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269">
      <style:text-properties fo:background-color="#ffff00"/>
    </style:style>
    <style:style style:family="text" style:name="T270">
      <style:text-properties fo:background-color="#ffff00"/>
    </style:style>
    <style:style style:parent-style-name="697" style:family="paragraph" style:name="P21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271">
      <style:text-properties fo:font-weight="bold"/>
    </style:style>
    <style:style style:family="text" style:name="T272">
      <style:text-properties fo:font-weight="bold"/>
    </style:style>
    <style:style style:parent-style-name="174" style:family="text" style:name="T273">
      <style:text-properties fo:font-weight="bold"/>
    </style:style>
    <style:style style:parent-style-name="174" style:family="text" style:name="T274">
      <style:text-properties fo:font-weight="bold"/>
    </style:style>
    <style:style style:parent-style-name="174" style:family="text" style:name="T275">
      <style:text-properties fo:font-weight="bold"/>
    </style:style>
    <style:style style:family="text" style:name="T276">
      <style:text-properties fo:font-weight="bold"/>
    </style:style>
    <style:style style:parent-style-name="697" style:family="paragraph" style:name="P21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277">
      <style:text-properties fo:font-weight="bold"/>
    </style:style>
    <style:style style:family="text" style:name="T278">
      <style:text-properties fo:font-weight="bold"/>
    </style:style>
    <style:style style:parent-style-name="697" style:family="paragraph" style:name="P21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2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2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279">
      <style:text-properties/>
    </style:style>
    <style:style style:family="text" style:name="T280">
      <style:text-properties/>
    </style:style>
    <style:style style:parent-style-name="697" style:family="paragraph" style:name="P22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2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281">
      <style:text-properties fo:background-color="#ffff00"/>
    </style:style>
    <style:style style:family="text" style:name="T282">
      <style:text-properties fo:background-color="#ffff00"/>
    </style:style>
    <style:style style:parent-style-name="697" style:family="paragraph" style:name="P22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2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2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2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283">
      <style:text-properties fo:font-weight="bold"/>
    </style:style>
    <style:style style:family="text" style:name="T284">
      <style:text-properties fo:font-weight="bold"/>
    </style:style>
    <style:style style:parent-style-name="174" style:family="text" style:name="T285">
      <style:text-properties fo:font-weight="bold"/>
    </style:style>
    <style:style style:parent-style-name="174" style:family="text" style:name="T286">
      <style:text-properties fo:font-weight="bold"/>
    </style:style>
    <style:style style:parent-style-name="174" style:family="text" style:name="T287">
      <style:text-properties fo:font-weight="bold"/>
    </style:style>
    <style:style style:family="text" style:name="T288">
      <style:text-properties fo:font-weight="bold"/>
    </style:style>
    <style:style style:parent-style-name="697" style:family="paragraph" style:name="P22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289">
      <style:text-properties fo:font-weight="bold"/>
    </style:style>
    <style:style style:family="text" style:name="T290">
      <style:text-properties fo:font-weight="bold"/>
    </style:style>
    <style:style style:parent-style-name="697" style:family="paragraph" style:name="P22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291">
      <style:text-properties fo:font-weight="bold"/>
    </style:style>
    <style:style style:family="text" style:name="T292">
      <style:text-properties fo:font-weight="bold"/>
    </style:style>
    <style:style style:parent-style-name="697" style:family="paragraph" style:name="P23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293">
      <style:text-properties fo:font-weight="bold"/>
    </style:style>
    <style:style style:family="text" style:name="T294">
      <style:text-properties fo:font-weight="bold"/>
    </style:style>
    <style:style style:parent-style-name="697" style:family="paragraph" style:name="P23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295">
      <style:text-properties fo:font-weight="bold"/>
    </style:style>
    <style:style style:family="text" style:name="T296">
      <style:text-properties fo:font-weight="bold"/>
    </style:style>
    <style:style style:parent-style-name="697" style:family="paragraph" style:name="P23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297">
      <style:text-properties fo:font-weight="bold"/>
    </style:style>
    <style:style style:family="text" style:name="T298">
      <style:text-properties fo:font-weight="bold"/>
    </style:style>
    <style:style style:parent-style-name="697" style:family="paragraph" style:name="P23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3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3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299">
      <style:text-properties/>
    </style:style>
    <style:style style:family="text" style:name="T300">
      <style:text-properties/>
    </style:style>
    <style:style style:parent-style-name="697" style:family="paragraph" style:name="P23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01">
      <style:text-properties fo:background-color="#ffff00"/>
    </style:style>
    <style:style style:family="text" style:name="T302">
      <style:text-properties fo:background-color="#ffff00"/>
    </style:style>
    <style:style style:parent-style-name="697" style:family="paragraph" style:name="P23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3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3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4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4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03">
      <style:text-properties/>
    </style:style>
    <style:style style:family="text" style:name="T304">
      <style:text-properties/>
    </style:style>
    <style:style style:parent-style-name="174" style:family="text" style:name="T305">
      <style:text-properties/>
    </style:style>
    <style:style style:parent-style-name="174" style:family="text" style:name="T306">
      <style:text-properties/>
    </style:style>
    <style:style style:parent-style-name="174" style:family="text" style:name="T307">
      <style:text-properties/>
    </style:style>
    <style:style style:family="text" style:name="T308">
      <style:text-properties/>
    </style:style>
    <style:style style:parent-style-name="697" style:family="paragraph" style:name="P24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09">
      <style:text-properties/>
    </style:style>
    <style:style style:family="text" style:name="T310">
      <style:text-properties/>
    </style:style>
    <style:style style:parent-style-name="697" style:family="paragraph" style:name="P24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4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4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11">
      <style:text-properties/>
    </style:style>
    <style:style style:family="text" style:name="T312">
      <style:text-properties/>
    </style:style>
    <style:style style:parent-style-name="697" style:family="paragraph" style:name="P24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4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13">
      <style:text-properties fo:background-color="#ffff00"/>
    </style:style>
    <style:style style:family="text" style:name="T314">
      <style:text-properties fo:background-color="#ffff00"/>
    </style:style>
    <style:style style:parent-style-name="697" style:family="paragraph" style:name="P24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4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5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5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15">
      <style:text-properties fo:font-weight="bold"/>
    </style:style>
    <style:style style:family="text" style:name="T316">
      <style:text-properties/>
    </style:style>
    <style:style style:family="text" style:name="T317">
      <style:text-properties/>
    </style:style>
    <style:style style:parent-style-name="174" style:family="text" style:name="T318">
      <style:text-properties/>
    </style:style>
    <style:style style:parent-style-name="174" style:family="text" style:name="T319">
      <style:text-properties/>
    </style:style>
    <style:style style:parent-style-name="174" style:family="text" style:name="T320">
      <style:text-properties/>
    </style:style>
    <style:style style:family="text" style:name="T321">
      <style:text-properties/>
    </style:style>
    <style:style style:parent-style-name="697" style:family="paragraph" style:name="P25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22">
      <style:text-properties/>
    </style:style>
    <style:style style:family="text" style:name="T323">
      <style:text-properties/>
    </style:style>
    <style:style style:parent-style-name="697" style:family="paragraph" style:name="P25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5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5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24">
      <style:text-properties/>
    </style:style>
    <style:style style:family="text" style:name="T325">
      <style:text-properties/>
    </style:style>
    <style:style style:parent-style-name="697" style:family="paragraph" style:name="P25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5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26">
      <style:text-properties fo:background-color="#ffff00"/>
    </style:style>
    <style:style style:family="text" style:name="T327">
      <style:text-properties fo:background-color="#ffff00"/>
    </style:style>
    <style:style style:parent-style-name="697" style:family="paragraph" style:name="P25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5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6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6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28">
      <style:text-properties fo:font-weight="bold"/>
    </style:style>
    <style:style style:family="text" style:name="T329">
      <style:text-properties fo:font-weight="bold"/>
    </style:style>
    <style:style style:parent-style-name="174" style:family="text" style:name="T330">
      <style:text-properties fo:font-weight="bold"/>
    </style:style>
    <style:style style:parent-style-name="174" style:family="text" style:name="T331">
      <style:text-properties fo:font-weight="bold"/>
    </style:style>
    <style:style style:parent-style-name="174" style:family="text" style:name="T332">
      <style:text-properties fo:font-weight="bold"/>
    </style:style>
    <style:style style:family="text" style:name="T333">
      <style:text-properties fo:font-weight="bold"/>
    </style:style>
    <style:style style:parent-style-name="697" style:family="paragraph" style:name="P26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34">
      <style:text-properties fo:font-weight="bold"/>
    </style:style>
    <style:style style:family="text" style:name="T335">
      <style:text-properties fo:font-weight="bold"/>
    </style:style>
    <style:style style:parent-style-name="697" style:family="paragraph" style:name="P26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6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6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36">
      <style:text-properties/>
    </style:style>
    <style:style style:family="text" style:name="T337">
      <style:text-properties/>
    </style:style>
    <style:style style:parent-style-name="697" style:family="paragraph" style:name="P26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38">
      <style:text-properties fo:background-color="#ffff00"/>
    </style:style>
    <style:style style:family="text" style:name="T339">
      <style:text-properties fo:background-color="#ffff00"/>
    </style:style>
    <style:style style:parent-style-name="697" style:family="paragraph" style:name="P26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6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6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7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7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40">
      <style:text-properties fo:font-weight="bold"/>
    </style:style>
    <style:style style:family="text" style:name="T341">
      <style:text-properties fo:font-weight="bold"/>
    </style:style>
    <style:style style:parent-style-name="174" style:family="text" style:name="T342">
      <style:text-properties fo:font-weight="bold"/>
    </style:style>
    <style:style style:parent-style-name="174" style:family="text" style:name="T343">
      <style:text-properties fo:font-weight="bold"/>
    </style:style>
    <style:style style:parent-style-name="174" style:family="text" style:name="T344">
      <style:text-properties fo:font-weight="bold"/>
    </style:style>
    <style:style style:family="text" style:name="T345">
      <style:text-properties fo:font-weight="bold"/>
    </style:style>
    <style:style style:parent-style-name="697" style:family="paragraph" style:name="P27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46">
      <style:text-properties fo:font-weight="bold"/>
    </style:style>
    <style:style style:family="text" style:name="T347">
      <style:text-properties fo:font-weight="bold"/>
    </style:style>
    <style:style style:parent-style-name="697" style:family="paragraph" style:name="P27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48">
      <style:text-properties fo:font-weight="bold"/>
    </style:style>
    <style:style style:family="text" style:name="T349">
      <style:text-properties fo:font-weight="bold"/>
    </style:style>
    <style:style style:parent-style-name="697" style:family="paragraph" style:name="P27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50">
      <style:text-properties fo:font-weight="bold"/>
    </style:style>
    <style:style style:family="text" style:name="T351">
      <style:text-properties fo:font-weight="bold"/>
    </style:style>
    <style:style style:parent-style-name="697" style:family="paragraph" style:name="P27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7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7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52">
      <style:text-properties/>
    </style:style>
    <style:style style:family="text" style:name="T353">
      <style:text-properties/>
    </style:style>
    <style:style style:parent-style-name="697" style:family="paragraph" style:name="P27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7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54">
      <style:text-properties fo:background-color="#ffff00"/>
    </style:style>
    <style:style style:family="text" style:name="T355">
      <style:text-properties fo:background-color="#ffff00"/>
    </style:style>
    <style:style style:parent-style-name="697" style:family="paragraph" style:name="P28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8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8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8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56">
      <style:text-properties fo:font-weight="bold"/>
    </style:style>
    <style:style style:family="text" style:name="T357">
      <style:text-properties fo:font-weight="bold"/>
    </style:style>
    <style:style style:parent-style-name="174" style:family="text" style:name="T358">
      <style:text-properties fo:font-weight="bold"/>
    </style:style>
    <style:style style:parent-style-name="174" style:family="text" style:name="T359">
      <style:text-properties fo:font-weight="bold"/>
    </style:style>
    <style:style style:parent-style-name="174" style:family="text" style:name="T360">
      <style:text-properties fo:font-weight="bold"/>
    </style:style>
    <style:style style:family="text" style:name="T361">
      <style:text-properties fo:font-weight="bold"/>
    </style:style>
    <style:style style:parent-style-name="697" style:family="paragraph" style:name="P28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62">
      <style:text-properties fo:font-weight="bold"/>
    </style:style>
    <style:style style:family="text" style:name="T363">
      <style:text-properties fo:font-weight="bold"/>
    </style:style>
    <style:style style:parent-style-name="697" style:family="paragraph" style:name="P28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8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8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64">
      <style:text-properties/>
    </style:style>
    <style:style style:family="text" style:name="T365">
      <style:text-properties/>
    </style:style>
    <style:style style:parent-style-name="697" style:family="paragraph" style:name="P28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8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66">
      <style:text-properties fo:background-color="#ffff00"/>
    </style:style>
    <style:style style:family="text" style:name="T367">
      <style:text-properties fo:background-color="#ffff00"/>
    </style:style>
    <style:style style:parent-style-name="697" style:family="paragraph" style:name="P29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9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9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9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68">
      <style:text-properties fo:font-weight="bold"/>
    </style:style>
    <style:style style:family="text" style:name="T369">
      <style:text-properties fo:font-weight="bold"/>
    </style:style>
    <style:style style:parent-style-name="174" style:family="text" style:name="T370">
      <style:text-properties fo:font-weight="bold"/>
    </style:style>
    <style:style style:parent-style-name="174" style:family="text" style:name="T371">
      <style:text-properties fo:font-weight="bold"/>
    </style:style>
    <style:style style:parent-style-name="174" style:family="text" style:name="T372">
      <style:text-properties fo:font-weight="bold"/>
    </style:style>
    <style:style style:family="text" style:name="T373">
      <style:text-properties fo:font-weight="bold"/>
    </style:style>
    <style:style style:parent-style-name="697" style:family="paragraph" style:name="P29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74">
      <style:text-properties fo:font-weight="bold"/>
    </style:style>
    <style:style style:family="text" style:name="T375">
      <style:text-properties fo:font-weight="bold"/>
    </style:style>
    <style:style style:parent-style-name="697" style:family="paragraph" style:name="P29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9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9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76">
      <style:text-properties/>
    </style:style>
    <style:style style:family="text" style:name="T377">
      <style:text-properties/>
    </style:style>
    <style:style style:parent-style-name="697" style:family="paragraph" style:name="P29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29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78">
      <style:text-properties fo:background-color="#ffff00"/>
    </style:style>
    <style:style style:family="text" style:name="T379">
      <style:text-properties fo:background-color="#ffff00"/>
    </style:style>
    <style:style style:parent-style-name="697" style:family="paragraph" style:name="P30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30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30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30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80">
      <style:text-properties fo:font-weight="bold"/>
    </style:style>
    <style:style style:family="text" style:name="T381">
      <style:text-properties fo:font-weight="bold"/>
    </style:style>
    <style:style style:parent-style-name="174" style:family="text" style:name="T382">
      <style:text-properties fo:font-weight="bold"/>
    </style:style>
    <style:style style:parent-style-name="174" style:family="text" style:name="T383">
      <style:text-properties fo:font-weight="bold"/>
    </style:style>
    <style:style style:parent-style-name="174" style:family="text" style:name="T384">
      <style:text-properties fo:font-weight="bold"/>
    </style:style>
    <style:style style:family="text" style:name="T385">
      <style:text-properties fo:font-weight="bold"/>
    </style:style>
    <style:style style:parent-style-name="697" style:family="paragraph" style:name="P30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86">
      <style:text-properties fo:font-weight="bold"/>
    </style:style>
    <style:style style:family="text" style:name="T387">
      <style:text-properties fo:font-weight="bold"/>
    </style:style>
  </office:automatic-styles>
  <office:body>
    <office:text text:use-soft-page-breaks="true">
      <text:p text:style-name="P46"><text:span text:style-name="T35">I</text:span><text:span text:style-name="T36">nstrucciones</text:span><text:span>: </text:span><text:span/></text:p>
      <text:p text:style-name="P53"><text:span>Marque con </text:span><text:span>el </text:span><text:span text:style-name="T37">color amarillo</text:span><text:span text:style-name="T38"><text:s/></text:span><text:span>la opción que considere correcta. Solo una respuesta es correcta por pregunta. </text:span><text:span>Integra la fuente (URL de dónde averiguaste la respuesta) de la respuesta para que tus compañeros puedan cotejar </text:span><text:span/></text:p>
      <text:p text:style-name="P54"><text:span text:style-name="T39"/><text:span text:style-name="T40"/></text:p>
      <text:p text:style-name="P55"><text:span>¿Cuál de las siguientes opciones describe mejor la tecnología de expansión PCI Express (PCIe)?</text:span><text:span/></text:p>
      <text:p text:style-name="P56"><text:span text:style-name="T41"/><text:span text:style-name="T42"/></text:p>
      <text:p text:style-name="P57"><text:span>a) Utiliza un bus de datos paralelo y transmisión paralela.</text:span><text:span/></text:p>
      <text:p text:style-name="P58"><text:span>b) Fue desarrollada para reemplazar USB en la conexión de periféricos.</text:span><text:span/></text:p>
      <text:p text:style-name="P59"><text:span text:style-name="T43">c) Ofrece una mayor velocidad y flexibilidad en comparación con PCI y AGP.</text:span><text:span text:style-name="T44"/></text:p>
      <text:p text:style-name="P60"><text:span>d) Utiliza un conector de 32 pines para la conexión de dispositivos.</text:span><text:span/></text:p>
      <text:p text:style-name="P61"><text:span text:style-name="T45"/><text:span text:style-name="T46"/></text:p>
      <text:p text:style-name="P62"><text:span text:style-name="T47">Fuente:</text:span><text:span><text:s text:c="2"/></text:span><text:span/><text:a xlink:href="https://www.dell.com/support/kbdoc/es-es/000123517/qu%C3%A9-es-pci-y-pci-express-kb-art%C3%ADculo-161614" xlink:type="simple"><text:span text:style-name="T48">https://www.dell.com/support/kbdoc/es-es/000123517/qu%C3%A9-es-pci-y-pci-express-kb-art%C3%ADculo-161614</text:span><text:span text:style-name="T49"/><text:span text:style-name="T50"/></text:a><text:span/></text:p>
      <text:p text:style-name="P63"><text:span text:style-name="T51"/><text:span text:style-name="T52"/></text:p>
      <text:p text:style-name="P64"><text:span text:style-name="T53"/><text:span text:style-name="T54"/></text:p>
      <text:p text:style-name="P65"><text:span>¿Cuántos pines tiene un conector PCIe x4, que se utiliza para tarjetas de expansión de velocidad moderada?</text:span><text:span/></text:p>
      <text:p text:style-name="P66"><text:span text:style-name="T55"/><text:span text:style-name="T56"/></text:p>
      <text:p text:style-name="P67"><text:span text:style-name="T57">a) 32.</text:span><text:span text:style-name="T58"/></text:p>
      <text:p text:style-name="P68"><text:span>b) 64.</text:span><text:span/></text:p>
      <text:p text:style-name="P69"><text:span>c) 128.</text:span><text:span/></text:p>
      <text:p text:style-name="P70"><text:span>d) 164.</text:span><text:span/></text:p>
      <text:p text:style-name="P71"><text:span text:style-name="T59"/><text:span text:style-name="T60"/></text:p>
      <text:p text:style-name="P72"><text:span text:style-name="T61">Fuente:</text:span><text:span text:style-name="T62"><text:s text:c="2"/></text:span><text:span text:style-name="T63"/><text:span text:style-name="T64"/><text:a xlink:href="https://www.xataka.com/basics/pci-express-que-sirve-que-tipos-versiones-hay" xlink:type="simple"><text:span text:style-name="T65">https://www.xataka.com/basics/pci-express-que-sirve-que-tipos-versiones-hay</text:span><text:span text:style-name="T66"/><text:span text:style-name="T67"/></text:a><text:span text:style-name="T68"/></text:p>
      <text:p text:style-name="P73"><text:span text:style-name="T69"/><text:span text:style-name="T70"/></text:p>
      <text:p text:style-name="P74"><text:span/><text:span/></text:p>
      <text:p text:style-name="P75"><text:span>¿Cuál de las siguientes opciones describe mejor la tecnología de expansión ISA (Industry Standard Architecture)?</text:span><text:span/></text:p>
      <text:p text:style-name="P76"><text:span text:style-name="T71"/><text:span text:style-name="T72"/></text:p>
      <text:p text:style-name="P77"><text:span>a) Utiliza un bus de 32 bits y transmisión serie.</text:span><text:span/></text:p>
      <text:p text:style-name="P78"><text:span>b) Fue reemplazada por PCI debido a su baja velocidad.</text:span><text:span/></text:p>
      <text:p text:style-name="P79"><text:span text:style-name="T73">c) Utiliza un bus de 16 bits y transmisión paralela.</text:span><text:span text:style-name="T74"/></text:p>
      <text:p text:style-name="P80"><text:span>d) Es una tecnología exclusiva de computadoras Apple.</text:span><text:span/></text:p>
      <text:p text:style-name="P81"><text:span/><text:span/></text:p>
      <text:p text:style-name="P82"><text:span text:style-name="T75">Fuente: </text:span><text:span text:style-name="T76"/><text:a xlink:href="https://es.wikipedia.org/wiki/Industry_Standard_Architecture" xlink:type="simple"><text:span text:style-name="T77">https://es.wikipedia.org/wiki/Industry_Standard_Architecture</text:span><text:span text:style-name="T78"/><text:span text:style-name="T79"/></text:a><text:span text:style-name="T80"/></text:p>
      <text:p text:style-name="P83"><text:span text:style-name="T81"/><text:span text:style-name="T82"/></text:p>
      <text:p text:style-name="P84"><text:span/><text:span/></text:p>
      <text:p text:style-name="P85"><text:span text:style-name="T83">¿Cuántos pines tiene un conector PCIe x8, que se utiliza para tarjetas de expansión de velocidad moderada?</text:span><text:span text:style-name="T84"/></text:p>
      <text:p text:style-name="P86"><text:span text:style-name="T85"/><text:span text:style-name="T86"/></text:p>
      <text:p text:style-name="P87"><text:span text:style-name="T87">a) 32.</text:span><text:span text:style-name="T88"/></text:p>
      <text:p text:style-name="P88"><text:span text:style-name="T89">b) 64.</text:span><text:span text:style-name="T90"/></text:p>
      <text:p text:style-name="P89"><text:span text:style-name="T91">c) 128.</text:span><text:span text:style-name="T92"/></text:p>
      <text:p text:style-name="P90"><text:span text:style-name="T93">d) 164.</text:span><text:span text:style-name="T94"/></text:p>
      <text:p text:style-name="P91"><text:span text:style-name="T95">Fuente :</text:span><text:span text:style-name="T96"><text:s/></text:span><text:span text:style-name="T97">(</text:span><text:span text:style-name="T98">49 PINES</text:span><text:span text:style-name="T99"> )<text:s text:c="2"/></text:span><text:span text:style-name="T100"/><text:a xlink:href="https://www.xataka.com/basics/pci-express-que-sirve-que-tipos-versiones-hay" xlink:type="simple"><text:span text:style-name="T101">https://www.xataka.com/basics/pci-express-que-sirve-que-tipos-versiones-hay</text:span><text:span text:style-name="T102"/><text:span text:style-name="T103"/><text:span text:style-name="T104"/></text:a><text:span/><text:span text:style-name="T105"/></text:p>
      <text:p text:style-name="P92"><text:span text:style-name="T106"/><text:span text:style-name="T107"/></text:p>
      <text:p text:style-name="P93"><text:span/><text:span/></text:p>
      <text:p text:style-name="P94"><text:span>Cuál de las siguientes afirmaciones describe mejor la función del Northbridge en un chipset?</text:span><text:span/></text:p>
      <text:p text:style-name="P95"><text:span text:style-name="T108"/><text:span text:style-name="T109"/></text:p>
      <text:p text:style-name="P96"><text:span text:style-name="T110">a) Controla la comunicación entre la CPU y la memoria RAM.</text:span><text:span text:style-name="T111"/></text:p>
      <text:p text:style-name="P97"><text:span>b) Gestiona la comunicación entre la CPU y los dispositivos de almacenamiento.</text:span><text:span/></text:p>
      <text:p text:style-name="P98"><text:span>c) Controla la comunicación entre la CPU y los periféricos conectados a través de USB.</text:span><text:span/></text:p>
      <text:p text:style-name="P99"><text:span>d) Administra la comunicación entre la CPU y los dispositivos de red.</text:span><text:span/></text:p>
      <text:p text:style-name="P100"><text:span text:style-name="T112"/><text:span text:style-name="T113"/></text:p>
      <text:p text:style-name="P101"><text:span text:style-name="T114">FUENTE : </text:span><text:span text:style-name="T115"/><text:a xlink:href="https://es.wikipedia.org/wiki/Puente_norte" xlink:type="simple"><text:span text:style-name="T116">https://es.wikipedia.org/wiki/Puente_norte</text:span><text:span text:style-name="T117"/><text:span text:style-name="T118"/></text:a><text:span text:style-name="T119"/></text:p>
      <text:p text:style-name="P102"><text:span text:style-name="T120"/><text:span text:style-name="T121"/></text:p>
      <text:p text:style-name="P103"><text:span/><text:span/></text:p>
      <text:p text:style-name="P104"><text:span/><text:span/></text:p>
      <text:p text:style-name="P105"><text:span>¿Cuál es la principal función del Southbridge en un chipset?</text:span><text:span/></text:p>
      <text:p text:style-name="P106"><text:span text:style-name="T122"/><text:span text:style-name="T123"/></text:p>
      <text:p text:style-name="P107"><text:span>a) Controlar la comunicación de alta velocidad entre la CPU y la memoria RAM.</text:span><text:span/></text:p>
      <text:p text:style-name="P108"><text:span text:style-name="T124">b) Gestionar la comunicación entre la CPU y los dispositivos de entrada/salida (E/S).</text:span><text:span text:style-name="T125"/></text:p>
      <text:p text:style-name="P109"><text:span>c) Administrar la comunicación entre la CPU y los dispositivos de almacenamiento.</text:span><text:span/></text:p>
      <text:p text:style-name="P110"><text:span>d) Coordinar la transferencia de datos entre la CPU y la tarjeta gráfica.</text:span><text:span/></text:p>
      <text:p text:style-name="P111"><text:span/><text:span/></text:p>
      <text:p text:style-name="P112"><text:span text:style-name="T126">FUENTE: </text:span><text:span text:style-name="T127"/><text:a xlink:href="https://es.wikipedia.org/wiki/Puente_sur" xlink:type="simple"><text:span text:style-name="T128">https://es.wikipedia.org/wiki/Puente_sur</text:span><text:span text:style-name="T129"/><text:span text:style-name="T130"/></text:a><text:span text:style-name="T131"/></text:p>
      <text:p text:style-name="P113"><text:span text:style-name="T132"/><text:span text:style-name="T133"/></text:p>
      <text:p text:style-name="P114"><text:span/><text:span/></text:p>
      <text:p text:style-name="P115"><text:span>En la arquitectura tradicional de chipset, ¿dónde se encuentra típicamente el Northbridge?</text:span><text:span/></text:p>
      <text:p text:style-name="P116"><text:span text:style-name="T134"/><text:span text:style-name="T135"/></text:p>
      <text:p text:style-name="P117"><text:span text:style-name="T136">a) En un chip separado cerca de la CPU.</text:span><text:span text:style-name="T137"/></text:p>
      <text:p text:style-name="P118"><text:span>b) Integrado en la CPU.</text:span><text:span/></text:p>
      <text:p text:style-name="P119"><text:span>c) En un chip separado cerca del Southbridge.</text:span><text:span/></text:p>
      <text:p text:style-name="P120"><text:span>d) Integrado en la tarjeta de video.</text:span><text:span/></text:p>
      <text:p text:style-name="P121"><text:span/><text:span/></text:p>
      <text:p text:style-name="P122"><text:span text:style-name="T138">FUENTE: </text:span><text:span text:style-name="T139">https://es.wikipedia.org/wiki/Puente_norte</text:span><text:span text:style-name="T140"/><text:span text:style-name="T141"/></text:p>
      <text:p text:style-name="P123"><text:span text:style-name="T142"/><text:span text:style-name="T143"/></text:p>
      <text:p text:style-name="P124"><text:span>En la arquitectura tradicional de chipset, ¿dónde se encuentra típicamente el Southbridge?</text:span><text:span/></text:p>
      <text:p text:style-name="P125"><text:span text:style-name="T144">a) En un chip separado cerca de la CPU.</text:span><text:span text:style-name="T145"/></text:p>
      <text:p text:style-name="P126"><text:span>b) Integrado en la CPU.</text:span><text:span/></text:p>
      <text:p text:style-name="P127"><text:span>c) En un chip separado cerca del Northbridge.</text:span><text:span/></text:p>
      <text:p text:style-name="P128"><text:span>d) Integrado en la tarjeta de video.</text:span><text:span/></text:p>
      <text:p text:style-name="P129"><text:span/><text:span/></text:p>
      <text:p text:style-name="P130"><text:span text:style-name="T146">FUENTE : </text:span><text:span text:style-name="T147"/><text:a xlink:href="https://es.wikipedia.org/wiki/Puente_sur" xlink:type="simple"><text:span text:style-name="T148">https://es.wikipedia.org/wiki/Puente_sur</text:span><text:span text:style-name="T149"/><text:span text:style-name="T150"/></text:a><text:span text:style-name="T151"/></text:p>
      <text:p text:style-name="P131"><text:span text:style-name="T152"/><text:span text:style-name="T153"/></text:p>
      <text:p text:style-name="P132"><text:span/><text:span/></text:p>
      <text:p text:style-name="P133"><text:span>¿Cuál de las siguientes opciones describe mejor la función de los chipsets en la actualidad, con respecto a la integración del Northbridge y Southbridge?</text:span><text:span/></text:p>
      <text:p text:style-name="P134"><text:span text:style-name="T154"/><text:span text:style-name="T155"/></text:p>
      <text:p text:style-name="P135"><text:span text:style-name="T156">a) Ambos están integrados en un único chip.</text:span><text:span text:style-name="T157"/></text:p>
      <text:p text:style-name="P136"><text:span>b) Ambos están separados en chips individuales.</text:span><text:span/></text:p>
      <text:p text:style-name="P137"><text:span>c) Solo el Northbridge está integrado, mientras que el Southbridge permanece como un chip separado.</text:span><text:span/></text:p>
      <text:p text:style-name="P138"><text:span>d) Solo el Southbridge está integrado, mientras que el Northbridge permanece como un chip separado.</text:span><text:span/></text:p>
      <text:p text:style-name="P139"><text:span/><text:span/></text:p>
      <text:p text:style-name="P140"><text:span text:style-name="T158">FUENTE : </text:span><text:span text:style-name="T159"/><text:a xlink:href="https://es.wikipedia.org/wiki/Chipset" xlink:type="simple"><text:span text:style-name="T160">https://es.wikipedia.org/wiki/Chipset</text:span><text:span text:style-name="T161"/><text:span text:style-name="T162"/></text:a><text:span text:style-name="T163"/></text:p>
      <text:p text:style-name="P141"><text:span text:style-name="T164"/><text:span text:style-name="T165"/></text:p>
      <text:p text:style-name="P142"><text:span text:style-name="T166"/><text:span text:style-name="T167"/></text:p>
      <text:p text:style-name="P143"><text:span>¿Cuál es la función principal del Northbridge en la arquitectura actual de chipset?</text:span><text:span/></text:p>
      <text:p text:style-name="P144"><text:span text:style-name="T168"/><text:span text:style-name="T169"/></text:p>
      <text:p text:style-name="P145"><text:span text:style-name="T170">a) Controlar la comunicación entre la CPU y la memoria RAM.</text:span><text:span text:style-name="T171"/></text:p>
      <text:p text:style-name="P146"><text:span>b) Gestionar la comunicación entre la CPU y los dispositivos de entrada/salida (E/S).</text:span><text:span/></text:p>
      <text:p text:style-name="P147"><text:span>c) Administrar la comunicación entre la CPU y los dispositivos de almacenamiento.</text:span><text:span/></text:p>
      <text:p text:style-name="P148"><text:span>d) Coordinar la transferencia de datos entre la CPU y la tarjeta gráfica.</text:span><text:span/></text:p>
      <text:p text:style-name="P149"><text:span text:style-name="T172">FUENTE : </text:span><text:span text:style-name="T173"><text:s/></text:span><text:span text:style-name="T174"/><text:a xlink:href="https://es.wikipedia.org/wiki/Puente_norte" xlink:type="simple"><text:span text:style-name="T175">https://es.wikipedia.org/wiki/Puente_norte</text:span><text:span text:style-name="T176"/><text:span text:style-name="T177"/></text:a><text:span/><text:span text:style-name="T178"/><text:span text:style-name="T179"/></text:p>
      <text:p text:style-name="P150"><text:span text:style-name="T180"/><text:span text:style-name="T181"/></text:p>
      <text:p text:style-name="P151"><text:span/><text:span/></text:p>
      <text:p text:style-name="P152"><text:span>¿Cuál de las siguientes afirmaciones es cierta sobre la integración de funciones en los chipsets modernos?</text:span><text:span/></text:p>
      <text:p text:style-name="P153"><text:span text:style-name="T182"/><text:span text:style-name="T183"/></text:p>
      <text:p text:style-name="P154"><text:span text:style-name="T184">a) Los chipsets modernos tienen funciones exclusivas de AMD, mientras que Intel tiene sus propias funciones exclusivas.</text:span><text:span text:style-name="T185"/></text:p>
      <text:p text:style-name="P155"><text:span>b) AMD e Intel han convergido en una arquitectura de chipset común con funciones similares.</text:span><text:span/></text:p>
      <text:p text:style-name="P156"><text:span>c) Los chipsets de AMD son totalmente independientes de los de Intel, sin superposición de funciones.</text:span><text:span/></text:p>
      <text:p text:style-name="P157"><text:span>d) Intel ha abandonado la integración de funciones en sus chipsets, mientras que AMD ha optado por una mayor integración.</text:span><text:span/></text:p>
      <text:p text:style-name="P158"><text:span/><text:span/></text:p>
      <text:p text:style-name="P159"><text:span text:style-name="T186">FUENTE: </text:span><text:span text:style-name="T187"/><text:a xlink:href="https://www.geeknetic.es/Guia/2629/Todos-los-Chipsets-de-AMD-Clasificados-por-Socket-Guia-Completa.html" xlink:type="simple"><text:span text:style-name="T188">https://www.geeknetic.es/Guia/2629/Todos-los-Chipsets-de-AMD-Clasificados-por-Socket-Guia-Completa.html</text:span><text:span text:style-name="T189"/><text:span text:style-name="T190"/></text:a><text:span text:style-name="T191"/></text:p>
      <text:p text:style-name="P160"><text:span text:style-name="T192"/><text:span text:style-name="T193"/></text:p>
      <text:p text:style-name="P161"><text:span text:style-name="T194"/><text:span text:style-name="T195"/></text:p>
      <text:p text:style-name="P162"><text:span/><text:span/></text:p>
      <text:p text:style-name="P163"><text:span>¿Cuál es el componente clave para la comunicación de alta velocidad entre la CPU y el Northbridge?</text:span><text:span/></text:p>
      <text:p text:style-name="P164"><text:span text:style-name="T196"/><text:span text:style-name="T197"/></text:p>
      <text:p text:style-name="P165"><text:span text:style-name="T198">a) Bus de sistema (FSB).</text:span><text:span text:style-name="T199"/></text:p>
      <text:p text:style-name="P166"><text:span>b) Bus de memoria.</text:span><text:span/></text:p>
      <text:p text:style-name="P167"><text:span>c) Bus de expansión PCIe.</text:span><text:span/></text:p>
      <text:p text:style-name="P168"><text:span>d) Bus de entrada/salida (I/O).</text:span><text:span/></text:p>
      <text:p text:style-name="P169"><text:span/><text:span/></text:p>
      <text:p text:style-name="P170"><text:span text:style-name="T200">Fuente : </text:span><text:span text:style-name="T201"/><text:a xlink:href="https://www3.gobiernodecanarias.org/medusa/ecoblog/jmaspio/2012/04/30/7/#:~:text=La conexi%C3%B3n a la CPU,el DMI%2C Direct Media Interface." xlink:type="simple"><text:span text:style-name="T202">https://www3.gobiernodecanarias.org/medusa/ecoblog/jmaspio/2012/04/30/7/#:~:text=La%20conexi%C3%B3n%20a%20la%20CPU,el%20DMI%2C%20Direct%20Media%20Interface.</text:span><text:span text:style-name="T203"/><text:span text:style-name="T204"/></text:a><text:span text:style-name="T205"/></text:p>
      <text:p text:style-name="P171"><text:span text:style-name="T206"/><text:span text:style-name="T207"/></text:p>
      <text:p text:style-name="P172"><text:span/><text:span/></text:p>
      <text:p text:style-name="P173"><text:span>En la actualidad, ¿cómo se llama comúnmente el componente que realiza las funciones del Northbridge en las plataformas modernas de Intel?</text:span><text:span/></text:p>
      <text:p text:style-name="P174"><text:span text:style-name="T208"/><text:span text:style-name="T209"/></text:p>
      <text:p text:style-name="P175"><text:span>a) Northbridge.</text:span><text:span/></text:p>
      <text:p text:style-name="P176"><text:span>b) Southbridge.</text:span><text:span/></text:p>
      <text:p text:style-name="P177"><text:span text:style-name="T210">c) Memory Controller Hub (MCH).</text:span><text:span text:style-name="T211"/></text:p>
      <text:p text:style-name="P178"><text:span>d</text:span><text:span text:style-name="T212">) Platform Controller Hub (PCH).</text:span><text:span text:style-name="T213"/></text:p>
      <text:p text:style-name="P179"><text:span/><text:span/></text:p>
      <text:p text:style-name="P180"><text:span text:style-name="T214">Fuente : </text:span><text:span text:style-name="T215"/><text:a xlink:href="https://en.wikipedia.org/wiki/Platform_Controller_Hub" xlink:type="simple"><text:span text:style-name="T216">https://en.wikipedia.org/wiki/Platform_Controller_Hub</text:span><text:span text:style-name="T217"/><text:span text:style-name="T218"/><text:span text:style-name="T219"/><text:span text:style-name="T220"/><text:span text:style-name="T221"/><text:span text:style-name="T222"/><text:span text:style-name="T223"/><text:span text:style-name="T224"/></text:a><text:span text:style-name="T225"/></text:p>
      <text:p text:style-name="P181"><text:span text:style-name="T226"/><text:span text:style-name="T227"/></text:p>
      <text:p text:style-name="P182"><text:span text:style-name="T228"/><text:span text:style-name="T229"/></text:p>
      <text:p text:style-name="P183"><text:span text:style-name="T230"/><text:span text:style-name="T231"/></text:p>
      <text:p text:style-name="P184"><text:span text:style-name="T232"/><text:span text:style-name="T233"/></text:p>
      <text:p text:style-name="P185"><text:span/><text:span/></text:p>
      <text:p text:style-name="P186"><text:span/><text:span/></text:p>
      <text:p text:style-name="P187"><text:span/><text:span/></text:p>
      <text:p text:style-name="P188"><text:span/><text:span/></text:p>
      <text:p text:style-name="P189"><text:span text:style-name="T234"/><text:span text:style-name="T235"/></text:p>
      <text:p text:style-name="P190"><text:span>En la actualidad, ¿cómo se llama comúnmente el componente que realiza las funciones del Southbridge en las plataformas modernas de Intel?</text:span><text:span/></text:p>
      <text:p text:style-name="P191"><text:span text:style-name="T236"/><text:span text:style-name="T237"/></text:p>
      <text:p text:style-name="P192"><text:span>a) Northbridge.</text:span><text:span/></text:p>
      <text:p text:style-name="P193"><text:span>b) Southbridge.</text:span><text:span/></text:p>
      <text:p text:style-name="P194"><text:span>c)</text:span><text:span text:style-name="T238"><text:s/></text:span><text:span text:style-name="T239">Memory Controller Hub (MCH).</text:span><text:span/></text:p>
      <text:p text:style-name="P195"><text:span text:style-name="T240">d) Platform Controller Hub (PCH).</text:span><text:span text:style-name="T241"/></text:p>
      <text:p text:style-name="P196"><text:span/><text:span/></text:p>
      <text:p text:style-name="P197"><text:span text:style-name="T242">Fuente :</text:span><text:span text:style-name="T243"/><text:a xlink:href="https://hardzone.es/reportajes/que-es/pch-placa-base-intel-amd/" xlink:type="simple"><text:span text:style-name="T244"/></text:a><text:span text:style-name="T245"><text:s/></text:span><text:span text:style-name="T246"/><text:a xlink:href="https://en.wikipedia.org/wiki/Platform_Controller_Hub" xlink:type="simple"><text:span text:style-name="T247">https://en.wikipedia.org/wiki/Platform_Controller_Hub</text:span><text:span text:style-name="T248"/><text:span text:style-name="T249"/></text:a><text:span text:style-name="T250"/></text:p>
      <text:p text:style-name="P198"><text:span text:style-name="T251"/><text:span text:style-name="T252"/></text:p>
      <text:p text:style-name="P199"><text:span text:style-name="T253"/><text:span text:style-name="T254"/></text:p>
      <text:p text:style-name="P200"><text:span/><text:span/></text:p>
      <text:p text:style-name="P201"><text:span>En la actualidad, ¿cómo se llama comúnmente el componente que realiza las funciones del Northbridge en las plataformas modernas de AMD?</text:span><text:span/></text:p>
      <text:p text:style-name="P202"><text:span text:style-name="T255"/><text:span text:style-name="T256"/></text:p>
      <text:p text:style-name="P203"><text:span>a) Northbridge.</text:span><text:span/></text:p>
      <text:p text:style-name="P204"><text:span>b) Southbridge.</text:span><text:span/></text:p>
      <text:p text:style-name="P205"><text:span>c) Memory Controller Hub (MCH).</text:span><text:span/></text:p>
      <text:p text:style-name="P206"><text:span text:style-name="T257">d) Platform Controller Hub (PCH).</text:span><text:span text:style-name="T258"/></text:p>
      <text:p text:style-name="P207"><text:span/><text:span/></text:p>
      <text:p text:style-name="P208"><text:span text:style-name="T259">Fuente : </text:span><text:span text:style-name="T260"/><text:a xlink:href="https://en.wikipedia.org/wiki/Platform_Controller_Hub" xlink:type="simple"><text:span text:style-name="T261">https://en.wikipedia.org/wiki/Platform_Controller_Hub</text:span><text:span text:style-name="T262"/><text:span text:style-name="T263"/></text:a><text:span text:style-name="T264"/></text:p>
      <text:p text:style-name="P209"><text:span text:style-name="T265"/><text:span text:style-name="T266"/></text:p>
      <text:p text:style-name="P210"><text:span/><text:span/></text:p>
      <text:p text:style-name="P211"><text:span>En la actualidad, ¿cómo se llama comúnmente el componente que realiza las funciones del Southbridge en las plataformas modernas de AMD?</text:span><text:span/></text:p>
      <text:p text:style-name="P212"><text:span>a) Northbridge.</text:span><text:span/></text:p>
      <text:p text:style-name="P213"><text:span>b) Southbridge.</text:span><text:span/></text:p>
      <text:p text:style-name="P214"><text:span>c) Memory Controller Hub (MCH).</text:span><text:span/></text:p>
      <text:p text:style-name="P215"><text:span text:style-name="T267">d) Platform Controller Hub (PCH).</text:span><text:span text:style-name="T268"/></text:p>
      <text:p text:style-name="P216"><text:span text:style-name="T269"/><text:span text:style-name="T270"/></text:p>
      <text:p text:style-name="P217"><text:span text:style-name="T271">Fuente : </text:span><text:span text:style-name="T272"/><text:a xlink:href="https://en.wikipedia.org/wiki/Platform_Controller_Hub" xlink:type="simple"><text:span text:style-name="T273">https://en.wikipedia.org/wiki/Platform_Controller_Hub</text:span><text:span text:style-name="T274"/><text:span text:style-name="T275"/></text:a><text:span text:style-name="T276"/></text:p>
      <text:p text:style-name="P218"><text:span text:style-name="T277"/><text:span text:style-name="T278"/></text:p>
      <text:p text:style-name="P219"><text:span/><text:span/></text:p>
      <text:p text:style-name="P220"><text:span>¿Cuál es la función principal del Southbridge en la arquitectura actual de chipset?</text:span><text:span/></text:p>
      <text:p text:style-name="P221"><text:span text:style-name="T279"/><text:span text:style-name="T280"/></text:p>
      <text:p text:style-name="P222"><text:span>a) Controlar la comunicación entre la CPU y la memoria RAM.</text:span><text:span/></text:p>
      <text:p text:style-name="P223"><text:span text:style-name="T281">b) Gestionar la comunicación entre la CPU y los dispositivos de entrada/salida (E/S).</text:span><text:span text:style-name="T282"/></text:p>
      <text:p text:style-name="P224"><text:span>c) Administrar la comunicación entre la CPU y los dispositivos de almacenamiento.</text:span><text:span/></text:p>
      <text:p text:style-name="P225"><text:span>d) Coordinar la transferencia de datos entre la CPU y la tarjeta gráfica.</text:span><text:span/></text:p>
      <text:p text:style-name="P226"><text:span/><text:span/></text:p>
      <text:p text:style-name="P227"><text:span text:style-name="T283">Fuente : </text:span><text:span text:style-name="T284"/><text:a xlink:href="https://www.electrogenios.com/puente-sur-south-bridge-de-un-ordenador/" xlink:type="simple"><text:span text:style-name="T285">https://www.electrogenios.com/puente-sur-south-bridge-de-un-ordenador/</text:span><text:span text:style-name="T286"/><text:span text:style-name="T287"/></text:a><text:span text:style-name="T288"/></text:p>
      <text:p text:style-name="P228"><text:span text:style-name="T289"/><text:span text:style-name="T290"/></text:p>
      <text:p text:style-name="P229"><text:span text:style-name="T291"/><text:span text:style-name="T292"/></text:p>
      <text:p text:style-name="P230"><text:span text:style-name="T293"/><text:span text:style-name="T294"/></text:p>
      <text:p text:style-name="P231"><text:span text:style-name="T295"/><text:span text:style-name="T296"/></text:p>
      <text:p text:style-name="P232"><text:span text:style-name="T297"/><text:span text:style-name="T298"/></text:p>
      <text:p text:style-name="P233"><text:span/><text:span/></text:p>
      <text:p text:style-name="P234"><text:span>¿Cuál de las siguientes afirmaciones es cierta con respecto a la nomenclatura de los chipsets de Intel?</text:span><text:span/></text:p>
      <text:p text:style-name="P235"><text:span text:style-name="T299"/><text:span text:style-name="T300"/></text:p>
      <text:p text:style-name="P236"><text:span text:style-name="T301">a) Los chipsets de Intel utilizan nombres basados en letras y números, como Z490 o B360.</text:span><text:span text:style-name="T302"/></text:p>
      <text:p text:style-name="P237"><text:span>b) Los chipsets de Intel utilizan nombres basados en la serie Ryzen, como Ryzen 7 o Ryzen 5.</text:span><text:span/></text:p>
      <text:p text:style-name="P238"><text:span>c) Los chipsets de Intel utilizan nombres basados en nombres de ciudades, como New York o Tokyo.</text:span><text:span/></text:p>
      <text:p text:style-name="P239"><text:span>d) Los chipsets de Intel utilizan nombres basados en animales, como Tiger Lake o Panther Point.</text:span><text:span/></text:p>
      <text:p text:style-name="P240"><text:span/><text:span/></text:p>
      <text:p text:style-name="P241"><text:span text:style-name="T303">Fuente : </text:span><text:span text:style-name="T304"/><text:a xlink:href="https://www.profesionalreview.com/2022/01/04/z690-vs-h670-vs-b660-vs-h610/" xlink:type="simple"><text:span text:style-name="T305">https://www.profesionalreview.com/2022/01/04/z690-vs-h670-vs-b660-vs-h610/</text:span><text:span text:style-name="T306"/><text:span text:style-name="T307"/></text:a><text:span text:style-name="T308"/></text:p>
      <text:p text:style-name="P242"><text:span text:style-name="T309"/><text:span text:style-name="T310"/></text:p>
      <text:p text:style-name="P243"><text:span/><text:span/></text:p>
      <text:p text:style-name="P244"><text:span>¿Cuál de las siguientes afirmaciones es cierta con respecto a la nomenclatura de los chipsets de AMD?</text:span><text:span/></text:p>
      <text:p text:style-name="P245"><text:span text:style-name="T311"/><text:span text:style-name="T312"/></text:p>
      <text:p text:style-name="P246"><text:span>a) Los chipsets de AMD utilizan nombres basados en letras y números, como Z490 o B360.</text:span><text:span/></text:p>
      <text:p text:style-name="P247"><text:span text:style-name="T313">b) Los chipsets de AMD utilizan nombres basados en la serie Ryzen, como Ryzen 7 o Ryzen 5.</text:span><text:span text:style-name="T314"/></text:p>
      <text:p text:style-name="P248"><text:span>c) Los chipsets de AMD utilizan nombres basados en nombres de ciudades, como New York o Tokyo.</text:span><text:span/></text:p>
      <text:p text:style-name="P249"><text:span>d) Los chipsets de AMD utilizan nombres basados en animales, como Tiger Lake o Panther Point.</text:span><text:span/></text:p>
      <text:p text:style-name="P250"><text:span/><text:span/></text:p>
      <text:p text:style-name="P251"><text:span text:style-name="T315">Fuente </text:span><text:span text:style-name="T316">: </text:span><text:span text:style-name="T317"/><text:a xlink:href="https://elespiritudekusanagi.wordpress.com/2019/06/30/un-poco-de-nomenclatura-sobre-componentes-de-ordenadores-ii-parte-iii-placas-base/" xlink:type="simple"><text:span text:style-name="T318">https://elespiritudekusanagi.wordpress.com/2019/06/30/un-poco-de-nomenclatura-sobre-componentes-de-ordenadores-ii-parte-iii-placas-base/</text:span><text:span text:style-name="T319"/><text:span text:style-name="T320"/></text:a><text:span text:style-name="T321"/></text:p>
      <text:p text:style-name="P252"><text:span text:style-name="T322"/><text:span text:style-name="T323"/></text:p>
      <text:p text:style-name="P253"><text:span/><text:span/></text:p>
      <text:p text:style-name="P254"><text:span>¿Qué tipo de bus de comunicación es comúnmente utilizado entre el Northbridge y la memoria RAM?</text:span><text:span/></text:p>
      <text:p text:style-name="P255"><text:span text:style-name="T324"/><text:span text:style-name="T325"/></text:p>
      <text:p text:style-name="P256"><text:span>a) Bus de sistema (FSB).</text:span><text:span/></text:p>
      <text:p text:style-name="P257"><text:span text:style-name="T326">b) Bus de memoria.</text:span><text:span text:style-name="T327"/></text:p>
      <text:p text:style-name="P258"><text:span>c) Bus de expansión PCIe.</text:span><text:span/></text:p>
      <text:p text:style-name="P259"><text:span>d) Bus de entrada/salida (I/O).</text:span><text:span/></text:p>
      <text:p text:style-name="P260"><text:span/><text:span/></text:p>
      <text:p text:style-name="P261"><text:span text:style-name="T328">Fuente : </text:span><text:span text:style-name="T329"/><text:a xlink:href="https://es.wikipedia.org/wiki/Bus_(inform%C3%A1tica)" xlink:type="simple"><text:span text:style-name="T330">https://es.wikipedia.org/wiki/Bus_(inform%C3%A1tica)</text:span><text:span text:style-name="T331"/><text:span text:style-name="T332"/></text:a><text:span text:style-name="T333"/></text:p>
      <text:p text:style-name="P262"><text:span text:style-name="T334"/><text:span text:style-name="T335"/></text:p>
      <text:p text:style-name="P263"><text:span/><text:span/></text:p>
      <text:p text:style-name="P264"><text:span>¿Cuál de las siguientes afirmaciones describe mejor la función del Memory Controller Hub (MCH) en las plataformas modernas de Intel?</text:span><text:span/></text:p>
      <text:p text:style-name="P265"><text:span text:style-name="T336"/><text:span text:style-name="T337"/></text:p>
      <text:p text:style-name="P266"><text:span text:style-name="T338">a) Administra la comunicación entre la CPU y la memoria RAM.</text:span><text:span text:style-name="T339"/></text:p>
      <text:p text:style-name="P267"><text:span>b) Gestiona la comunicación entre la CPU y los dispositivos de entrada/salida (E/S).</text:span><text:span/></text:p>
      <text:p text:style-name="P268"><text:span>c) Controla la comunicación entre la CPU y los dispositivos de almacenamiento.</text:span><text:span/></text:p>
      <text:p text:style-name="P269"><text:span>d) Coordina la transferencia de datos entre la CPU y la tarjeta gráfica.</text:span><text:span/></text:p>
      <text:p text:style-name="P270"><text:span/><text:span/></text:p>
      <text:p text:style-name="P271"><text:span text:style-name="T340">Fuente : </text:span><text:span text:style-name="T341"/><text:a xlink:href="https://www.alegsa.com.ar/Dic/memory_controller_hub.php#gsc.tab=0" xlink:type="simple"><text:span text:style-name="T342">https://www.alegsa.com.ar/Dic/memory_controller_hub.php#gsc.tab=0</text:span><text:span text:style-name="T343"/><text:span text:style-name="T344"/></text:a><text:span text:style-name="T345"/></text:p>
      <text:p text:style-name="P272"><text:span text:style-name="T346"/><text:span text:style-name="T347"/></text:p>
      <text:p text:style-name="P273"><text:span text:style-name="T348"/><text:span text:style-name="T349"/></text:p>
      <text:p text:style-name="P274"><text:span text:style-name="T350"/><text:span text:style-name="T351"/></text:p>
      <text:p text:style-name="P275"><text:span/><text:span/></text:p>
      <text:p text:style-name="P276"><text:span>¿Cuál de las siguientes opciones describe mejor la función del Platform Controller Hub (PCH) en las plataformas modernas de Intel?</text:span><text:span/></text:p>
      <text:p text:style-name="P277"><text:span text:style-name="T352"/><text:span text:style-name="T353"/></text:p>
      <text:p text:style-name="P278"><text:span>a) Administra la comunicación entre la CPU y la memoria RAM.</text:span><text:span/></text:p>
      <text:p text:style-name="P279"><text:span text:style-name="T354">b) Gestiona la comunicación entre la CPU y los dispositivos de entrada/salida (E/S).</text:span><text:span text:style-name="T355"/></text:p>
      <text:p text:style-name="P280"><text:span>c) Controla la comunicación entre la CPU y los dispositivos de almacenamiento.</text:span><text:span/></text:p>
      <text:p text:style-name="P281"><text:span>d) Coordina la transferencia de datos entre la CPU y la tarjeta gráfica.</text:span><text:span/></text:p>
      <text:p text:style-name="P282"><text:span/><text:span/></text:p>
      <text:p text:style-name="P283"><text:span text:style-name="T356">Fuente : </text:span><text:span text:style-name="T357"/><text:a xlink:href="https://en.wikipedia.org/wiki/Platform_Controller_Hub" xlink:type="simple"><text:span text:style-name="T358">https://en.wikipedia.org/wiki/Platform_Controller_Hub</text:span><text:span text:style-name="T359"/><text:span text:style-name="T360"/></text:a><text:span text:style-name="T361"/></text:p>
      <text:p text:style-name="P284"><text:span text:style-name="T362"/><text:span text:style-name="T363"/></text:p>
      <text:p text:style-name="P285"><text:span/><text:span/></text:p>
      <text:p text:style-name="P286"><text:span>¿Cuál de las siguientes opciones describe mejor la función del Southbridge en la arquitectura moderna de chipset?</text:span><text:span/></text:p>
      <text:p text:style-name="P287"><text:span text:style-name="T364"/><text:span text:style-name="T365"/></text:p>
      <text:p text:style-name="P288"><text:span>a) Administra la comunicación entre la CPU y la memoria RAM.</text:span><text:span/></text:p>
      <text:p text:style-name="P289"><text:span text:style-name="T366">b) Gestiona la comunicación entre la CPU y los dispositivos de entrada/salida (E/S).</text:span><text:span text:style-name="T367"/></text:p>
      <text:p text:style-name="P290"><text:span>c) Controla la comunicación entre la CPU y los dispositivos de almacenamiento.</text:span><text:span/></text:p>
      <text:p text:style-name="P291"><text:span>d) Coordina la transferencia de datos entre la CPU y la tarjeta gráfica.</text:span><text:span/></text:p>
      <text:p text:style-name="P292"><text:span/><text:span/></text:p>
      <text:p text:style-name="P293"><text:span text:style-name="T368">Fuente : </text:span><text:span text:style-name="T369"/><text:a xlink:href="https://www3.gobiernodecanarias.org/medusa/ecoblog/jmaspio/2012/04/30/7/#:~:text=El SouthBridge es en realidad,los puertos serie y paralelo." xlink:type="simple"><text:span text:style-name="T370">https://www3.gobiernodecanarias.org/medusa/ecoblog/jmaspio/2012/04/30/7/#:~:text=El%20SouthBridge%20es%20en%20realidad,los%20puertos%20serie%20y%20paralelo.</text:span><text:span text:style-name="T371"/><text:span text:style-name="T372"/></text:a><text:span text:style-name="T373"/></text:p>
      <text:p text:style-name="P294"><text:span text:style-name="T374"/><text:span text:style-name="T375"/></text:p>
      <text:p text:style-name="P295"><text:span/><text:span/></text:p>
      <text:p text:style-name="P296"><text:span>¿Cuál es el propósito principal del chipset en un sistema informático?</text:span><text:span/></text:p>
      <text:p text:style-name="P297"><text:span text:style-name="T376"/><text:span text:style-name="T377"/></text:p>
      <text:p text:style-name="P298"><text:span>a) Mejorar el rendimiento de la CPU.</text:span><text:span/></text:p>
      <text:p text:style-name="P299"><text:span text:style-name="T378">b) Facilitar la comunicación entre los componentes del sistema.</text:span><text:span text:style-name="T379"/></text:p>
      <text:p text:style-name="P300"><text:span>c) Controlar el suministro de energía a la placa base.</text:span><text:span/></text:p>
      <text:p text:style-name="P301"><text:span>d) Proporcionar almacenamiento temporal para la CPU.</text:span><text:span/></text:p>
      <text:p text:style-name="P302"><text:span/><text:span/></text:p>
      <text:p text:style-name="P303"><text:span text:style-name="T380">Fuente : </text:span><text:span text:style-name="T381"/><text:a xlink:href="https://www.xataka.com/basics/chipset-que-sirve" xlink:type="simple"><text:span text:style-name="T382">https://www.xataka.com/basics/chipset-que-sirve</text:span><text:span text:style-name="T383"/><text:span text:style-name="T384"/></text:a><text:span text:style-name="T385"/></text:p>
      <text:p text:style-name="P304"><text:span text:style-name="T386"/><text:span text:style-name="T38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10">
      <style:paragraph-properties/>
    </style:style>
    <style:style style:parent-style-name="10" style:display-name="Heading 1" style:family="paragraph" style:name="13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11" style:display-name="Heading 1 Char" style:family="text" style:name="14">
      <style:text-properties fo:font-family="Arial" style:font-family-asian="Arial" style:font-family-complex="Arial" fo:font-size="20pt"/>
      <style:paragraph-properties/>
    </style:style>
    <style:style style:parent-style-name="10" style:display-name="Heading 2" style:family="paragraph" style:name="15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11" style:display-name="Heading 2 Char" style:family="text" style:name="16">
      <style:text-properties fo:font-family="Arial" style:font-family-asian="Arial" style:font-family-complex="Arial" fo:font-size="17pt"/>
      <style:paragraph-properties/>
    </style:style>
    <style:style style:parent-style-name="10" style:display-name="Heading 3" style:family="paragraph" style:name="17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11" style:display-name="Heading 3 Char" style:family="text" style:name="18">
      <style:text-properties fo:font-family="Arial" style:font-family-asian="Arial" style:font-family-complex="Arial" fo:font-size="15pt"/>
      <style:paragraph-properties/>
    </style:style>
    <style:style style:parent-style-name="10" style:display-name="Heading 4" style:family="paragraph" style:name="19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11" style:display-name="Heading 4 Char" style:family="text" style:name="20">
      <style:text-properties fo:font-family="Arial" style:font-family-asian="Arial" style:font-family-complex="Arial" fo:font-size="13pt" fo:font-weight="bold"/>
      <style:paragraph-properties/>
    </style:style>
    <style:style style:parent-style-name="10" style:display-name="Heading 5" style:family="paragraph" style:name="21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11" style:display-name="Heading 5 Char" style:family="text" style:name="22">
      <style:text-properties fo:font-family="Arial" style:font-family-asian="Arial" style:font-family-complex="Arial" fo:font-size="12pt" fo:font-weight="bold"/>
      <style:paragraph-properties/>
    </style:style>
    <style:style style:parent-style-name="10" style:display-name="Heading 6" style:family="paragraph" style:name="23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11" style:display-name="Heading 6 Char" style:family="text" style:name="24">
      <style:text-properties fo:font-family="Arial" style:font-family-asian="Arial" style:font-family-complex="Arial" fo:font-size="11pt" fo:font-weight="bold"/>
      <style:paragraph-properties/>
    </style:style>
    <style:style style:parent-style-name="10" style:display-name="Heading 7" style:family="paragraph" style:name="25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11" style:display-name="Heading 7 Char" style:family="text" style:name="26">
      <style:text-properties fo:font-family="Arial" style:font-family-asian="Arial" style:font-family-complex="Arial" fo:font-size="11pt" fo:font-style="italic" fo:font-weight="bold"/>
      <style:paragraph-properties/>
    </style:style>
    <style:style style:parent-style-name="10" style:display-name="Heading 8" style:family="paragraph" style:name="27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11" style:display-name="Heading 8 Char" style:family="text" style:name="28">
      <style:text-properties fo:font-family="Arial" style:font-family-asian="Arial" style:font-family-complex="Arial" fo:font-size="11pt" fo:font-style="italic"/>
      <style:paragraph-properties/>
    </style:style>
    <style:style style:parent-style-name="10" style:display-name="Heading 9" style:family="paragraph" style:name="29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11" style:display-name="Heading 9 Char" style:family="text" style:name="30">
      <style:text-properties fo:font-family="Arial" style:font-family-asian="Arial" style:font-family-complex="Arial" fo:font-size="10.5pt" fo:font-style="italic"/>
      <style:paragraph-properties/>
    </style:style>
    <style:style style:parent-style-name="10" style:display-name="List Paragraph" style:family="paragraph" style:name="31">
      <style:paragraph-properties fo:margin-left="1.27cm" style:contextual-spacing="true"/>
    </style:style>
    <style:style style:display-name="No Spacing" style:family="paragraph" style:name="33">
      <style:paragraph-properties fo:line-height="100%" fo:margin-top="0pt" fo:margin-bottom="0pt"/>
    </style:style>
    <style:style style:parent-style-name="10" style:display-name="Title" style:family="paragraph" style:name="34">
      <style:text-properties fo:font-size="24pt"/>
      <style:paragraph-properties fo:margin-top="15pt" fo:margin-bottom="10pt" style:contextual-spacing="true"/>
    </style:style>
    <style:style style:parent-style-name="11" style:display-name="Title Char" style:family="text" style:name="35">
      <style:text-properties fo:font-size="24pt"/>
      <style:paragraph-properties/>
    </style:style>
    <style:style style:parent-style-name="10" style:display-name="Subtitle" style:family="paragraph" style:name="36">
      <style:text-properties fo:font-size="12pt"/>
      <style:paragraph-properties fo:margin-top="10pt" fo:margin-bottom="10pt"/>
    </style:style>
    <style:style style:parent-style-name="11" style:display-name="Subtitle Char" style:family="text" style:name="37">
      <style:text-properties fo:font-size="12pt"/>
      <style:paragraph-properties/>
    </style:style>
    <style:style style:parent-style-name="10" style:display-name="Quote" style:family="paragraph" style:name="38">
      <style:text-properties fo:font-style="italic"/>
      <style:paragraph-properties fo:margin-left="1.27cm" fo:margin-right="1.27cm"/>
    </style:style>
    <style:style style:display-name="Quote Char" style:family="text" style:name="39">
      <style:text-properties fo:font-style="italic"/>
      <style:paragraph-properties/>
    </style:style>
    <style:style style:parent-style-name="10" style:display-name="Intense Quote" style:family="paragraph" style:name="40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1">
      <style:text-properties fo:font-style="italic"/>
      <style:paragraph-properties/>
    </style:style>
    <style:style style:parent-style-name="11" style:display-name="Header Char" style:family="text" style:name="43">
      <style:paragraph-properties/>
    </style:style>
    <style:style style:parent-style-name="11" style:display-name="Footer Char" style:family="text" style:name="45">
      <style:paragraph-properties/>
    </style:style>
    <style:style style:parent-style-name="701" style:display-name="Caption Char" style:family="text" style:name="47">
      <style:paragraph-properties/>
    </style:style>
    <style:style style:display-name="Hyperlink" style:family="text" style:name="174">
      <style:text-properties fo:color="#0000ff" style:text-underline-type="single" style:text-underline-style="solid" style:text-underline-width="auto" style:text-underline-color="font-color"/>
      <style:paragraph-properties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0" style:display-name="footnote text" style:family="paragraph" style:name="175">
      <style:text-properties fo:font-size="9pt"/>
      <style:paragraph-properties fo:line-height="100%" fo:margin-bottom="2pt"/>
    </style:style>
    <style:style style:display-name="Footnote Text Char" style:family="text" style:name="176">
      <style:text-properties fo:font-size="9pt"/>
      <style:paragraph-properties/>
    </style:style>
    <style:style style:parent-style-name="11" style:display-name="footnote reference" style:family="text" style:name="177">
      <style:text-properties style:text-position="super 58%"/>
      <style:paragraph-properties/>
    </style:style>
    <style:style style:parent-style-name="10" style:display-name="endnote text" style:family="paragraph" style:name="178">
      <style:text-properties fo:font-size="10pt"/>
      <style:paragraph-properties fo:line-height="100%" fo:margin-bottom="0pt"/>
    </style:style>
    <style:style style:display-name="Endnote Text Char" style:family="text" style:name="179">
      <style:text-properties fo:font-size="10pt"/>
      <style:paragraph-properties/>
    </style:style>
    <style:style style:parent-style-name="11" style:display-name="endnote reference" style:family="text" style:name="180">
      <style:text-properties style:text-position="super 58%"/>
      <style:paragraph-properties/>
    </style:style>
    <style:style style:parent-style-name="10" style:display-name="toc 1" style:family="paragraph" style:name="181">
      <style:paragraph-properties fo:margin-left="0cm" fo:margin-right="0cm" fo:text-indent="0cm" fo:margin-bottom="2.85pt"/>
    </style:style>
    <style:style style:parent-style-name="10" style:display-name="toc 2" style:family="paragraph" style:name="182">
      <style:paragraph-properties fo:margin-left="0.4992cm" fo:margin-right="0cm" fo:text-indent="0cm" fo:margin-bottom="2.85pt"/>
    </style:style>
    <style:style style:parent-style-name="10" style:display-name="toc 3" style:family="paragraph" style:name="183">
      <style:paragraph-properties fo:margin-left="1cm" fo:margin-right="0cm" fo:text-indent="0cm" fo:margin-bottom="2.85pt"/>
    </style:style>
    <style:style style:parent-style-name="10" style:display-name="toc 4" style:family="paragraph" style:name="184">
      <style:paragraph-properties fo:margin-left="1.499cm" fo:margin-right="0cm" fo:text-indent="0cm" fo:margin-bottom="2.85pt"/>
    </style:style>
    <style:style style:parent-style-name="10" style:display-name="toc 5" style:family="paragraph" style:name="185">
      <style:paragraph-properties fo:margin-left="2cm" fo:margin-right="0cm" fo:text-indent="0cm" fo:margin-bottom="2.85pt"/>
    </style:style>
    <style:style style:parent-style-name="10" style:display-name="toc 6" style:family="paragraph" style:name="186">
      <style:paragraph-properties fo:margin-left="2.5cm" fo:margin-right="0cm" fo:text-indent="0cm" fo:margin-bottom="2.85pt"/>
    </style:style>
    <style:style style:parent-style-name="10" style:display-name="toc 7" style:family="paragraph" style:name="187">
      <style:paragraph-properties fo:margin-left="3.001cm" fo:margin-right="0cm" fo:text-indent="0cm" fo:margin-bottom="2.85pt"/>
    </style:style>
    <style:style style:parent-style-name="10" style:display-name="toc 8" style:family="paragraph" style:name="188">
      <style:paragraph-properties fo:margin-left="3.5cm" fo:margin-right="0cm" fo:text-indent="0cm" fo:margin-bottom="2.85pt"/>
    </style:style>
    <style:style style:parent-style-name="10" style:display-name="toc 9" style:family="paragraph" style:name="189">
      <style:paragraph-properties fo:margin-left="4.001cm" fo:margin-right="0cm" fo:text-indent="0cm" fo:margin-bottom="2.85pt"/>
    </style:style>
    <style:style style:display-name="TOC Heading" style:family="paragraph" style:name="190">
      <style:paragraph-properties/>
    </style:style>
    <style:style style:parent-style-name="10" style:display-name="table of figures" style:family="paragraph" style:name="191">
      <style:paragraph-properties fo:margin-bottom="0pt"/>
    </style:style>
    <style:style style:class="default" style:display-name="DStyle_paragraph" style:family="paragraph" style:name="69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6" style:display-name="Standard" style:family="paragraph" style:name="697">
      <style:text-properties/>
      <style:paragraph-properties/>
    </style:style>
    <style:style style:parent-style-name="697" style:display-name="Heading" style:family="paragraph" style:name="698">
      <style:text-properties fo:font-family="Liberation Sans" style:font-family-asian="Noto Sans CJK SC" style:font-family-complex="Lohit Devanagari" fo:font-size="14pt"/>
      <style:paragraph-properties fo:margin-top="12pt" fo:margin-bottom="6pt"/>
    </style:style>
    <style:style style:parent-style-name="697" style:display-name="Text body" style:family="paragraph" style:name="699">
      <style:paragraph-properties fo:line-height="115%" fo:margin-top="0pt" fo:margin-bottom="7pt"/>
    </style:style>
    <style:style style:parent-style-name="699" style:display-name="List" style:family="paragraph" style:name="700">
      <style:text-properties style:font-family-complex="Lohit Devanagari"/>
      <style:paragraph-properties/>
    </style:style>
    <style:style style:parent-style-name="697" style:display-name="Caption" style:family="paragraph" style:name="701">
      <style:text-properties style:font-family-complex="Lohit Devanagari" fo:font-size="12pt" fo:font-style="italic"/>
      <style:paragraph-properties fo:margin-top="6pt" fo:margin-bottom="6pt"/>
    </style:style>
    <style:style style:parent-style-name="697" style:display-name="Index" style:family="paragraph" style:name="702">
      <style:text-properties style:font-family-complex="Lohit Devanagari"/>
      <style:paragraph-properties/>
    </style:style>
    <style:style style:parent-style-name="697" style:display-name="Header and Footer" style:family="paragraph" style:name="703"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703" style:display-name="Header" style:family="paragraph" style:name="704"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703" style:display-name="Footer" style:family="paragraph" style:name="705"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696" style:display-name="Strong Emphasis" style:family="text" style:name="706">
      <style:text-properties fo:font-weight="bold"/>
      <style:paragraph-properties/>
    </style:style>
    <style:style style:parent-style-name="696" style:display-name="Numbering Symbols" style:family="text" style:name="707">
      <style:paragraph-properties/>
    </style:style>
    <style:style style:class="default" style:display-name="Default Paragraph Font" style:family="text" style:name="1295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landscape" fo:margin-top="2cm" fo:margin-bottom="2cm" fo:margin-left="2cm" fo:margin-right="2cm"/>
      <style:header-style>
        <style:header-footer-properties svg:height="2cm" fo:min-height="2cm"/>
      </style:header-style>
      <style:footer-style>
        <style:header-footer-properties fo:min-height="2cm"/>
      </style:footer-style>
    </style:page-layout>
    <style:page-layout style:name="Mpm2">
      <style:page-layout-properties fo:page-width="21cm" fo:page-height="29.7cm" style:print-orientation="landscape" fo:margin-top="2cm" fo:margin-bottom="2cm" fo:margin-left="2cm" fo:margin-right="2cm"/>
      <style:header-style>
        <style:header-footer-properties svg:height="2cm" fo:min-height="2cm"/>
      </style:header-style>
      <style:footer-style>
        <style:header-footer-properties fo:min-height="2cm"/>
      </style:footer-style>
    </style:page-layout>
    <style:style style:parent-style-name="704" style:family="paragraph" style:name="P40">
      <style:text-properties/>
      <style:paragraph-properties/>
    </style:style>
    <style:style style:parent-style-name="704" style:family="paragraph" style:name="P41">
      <style:text-properties/>
      <style:paragraph-properties/>
    </style:style>
    <style:style style:parent-style-name="704" style:family="paragraph" style:name="P42">
      <style:text-properties/>
      <style:paragraph-properties/>
    </style:style>
    <style:style style:parent-style-name="704" style:family="paragraph" style:name="P43">
      <style:text-properties/>
      <style:paragraph-properties/>
    </style:style>
    <style:style style:parent-style-name="705" style:family="paragraph" style:name="P44">
      <style:text-properties/>
      <style:paragraph-properties fo:text-align="right"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705" style:family="paragraph" style:name="P45">
      <style:text-properties/>
      <style:paragraph-properties fo:text-align="left"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704" style:family="paragraph" style:name="P47">
      <style:text-properties/>
      <style:paragraph-properties/>
    </style:style>
    <style:style style:parent-style-name="704" style:family="paragraph" style:name="P48">
      <style:text-properties/>
      <style:paragraph-properties/>
    </style:style>
    <style:style style:parent-style-name="704" style:family="paragraph" style:name="P49">
      <style:text-properties/>
      <style:paragraph-properties/>
    </style:style>
    <style:style style:parent-style-name="704" style:family="paragraph" style:name="P50">
      <style:text-properties/>
      <style:paragraph-properties/>
    </style:style>
    <style:style style:parent-style-name="705" style:family="paragraph" style:name="P51">
      <style:text-properties/>
      <style:paragraph-properties fo:text-align="right"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705" style:family="paragraph" style:name="P52">
      <style:text-properties/>
      <style:paragraph-properties fo:text-align="left">
        <style:tab-stops>
          <style:tab-stop style:position="8.499cm" style:type="center"/>
          <style:tab-stop style:position="17cm" style:type="right"/>
        </style:tab-stops>
      </style:paragraph-properties>
    </style:style>
  </office:automatic-styles>
  <office:master-styles>
    <style:master-page style:name="Standard" style:page-layout-name="Mpm1">
      <style:footer>
        <text:p text:style-name="P44"><text:span/><text:bookmark-start text:name="PageNumWizard_FOOTER_Estilo de página predeterminado3"/><text:span/><text:span/><text:span/><text:page-number text:select-page="current"><text:span>3</text:span><text:span/></text:page-number><text:span> / </text:span><text:span/><text:span/><text:span/><text:page-count><text:span>4</text:span><text:span/></text:page-count><text:bookmark-end text:name="PageNumWizard_FOOTER_Estilo de página predeterminado3"/><text:span/><text:span/></text:p>
      </style:footer>
      <style:header>
        <text:p text:style-name="P40"><text:span>Mantenimiento y reparación de ordenadores -UFO - </text:span><text:span>861</text:span><text:span/></text:p>
        <text:p text:style-name="P41"><text:span/><text:span/></text:p>
      </style:header>
      <style:header-left>
        <text:p text:style-name="P42"><text:span>Mantenimiento y reparación de ordenadores -UFO - </text:span><text:span>861</text:span><text:span/></text:p>
        <text:p text:style-name="P43"><text:span/><text:span/></text:p>
      </style:header-left>
      <style:footer-left>
        <text:p text:style-name="P45"><text:span/><text:bookmark-start text:name="PageNumWizard_FOOTER_Estilo de página predeterminado2"/><text:span/><text:span/><text:span/><text:page-number text:select-page="current"><text:span>4</text:span><text:span/></text:page-number><text:span> / </text:span><text:span/><text:span/><text:span/><text:page-count><text:span>4</text:span><text:span/></text:page-count><text:bookmark-end text:name="PageNumWizard_FOOTER_Estilo de página predeterminado2"/><text:span/><text:span/></text:p>
      </style:footer-left>
    </style:master-page>
    <style:master-page style:name="MasterPage2" style:page-layout-name="Mpm2">
      <style:footer>
        <text:p text:style-name="P51"><text:span/><text:bookmark-start text:name="PageNumWizard_FOOTER_Estilo de página predeterminado3"/><text:span/><text:span/><text:span/><text:page-number text:select-page="current"><text:span>3</text:span><text:span/></text:page-number><text:span> / </text:span><text:span/><text:span/><text:span/><text:page-count><text:span>4</text:span><text:span/></text:page-count><text:bookmark-end text:name="PageNumWizard_FOOTER_Estilo de página predeterminado3"/><text:span/><text:span/></text:p>
      </style:footer>
      <style:header>
        <text:p text:style-name="P47"><text:span>Mantenimiento y reparación de ordenadores -UFO - </text:span><text:span>861</text:span><text:span/></text:p>
        <text:p text:style-name="P48"><text:span/><text:span/></text:p>
      </style:header>
      <style:header-left>
        <text:p text:style-name="P49"><text:span>Mantenimiento y reparación de ordenadores -UFO - </text:span><text:span>861</text:span><text:span/></text:p>
        <text:p text:style-name="P50"><text:span/><text:span/></text:p>
      </style:header-left>
      <style:footer-left>
        <text:p text:style-name="P52"><text:span/><text:bookmark-start text:name="PageNumWizard_FOOTER_Estilo de página predeterminado2"/><text:span/><text:span/><text:span/><text:page-number text:select-page="current"><text:span>4</text:span><text:span/></text:page-number><text:span> / </text:span><text:span/><text:span/><text:span/><text:page-count><text:span>4</text:span><text:span/></text:page-count><text:bookmark-end text:name="PageNumWizard_FOOTER_Estilo de página predeterminado2"/><text:span/><text:span/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1.23</meta:generator>
    <meta:creation-date>2023-12-28T14:45:19Z</meta:creation-date>
  </office:meta>
</office:document-meta>
</file>